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F000001B8B31AC20ED79B5163.jpg" manifest:media-type="image/jpeg"/>
  <manifest:file-entry manifest:full-path="Pictures/10000000000003E9000000EF33D66983D3C904E0.jpg" manifest:media-type="image/jpeg"/>
  <manifest:file-entry manifest:full-path="Pictures/10000201000000EF000000B378F4830731C34427.png" manifest:media-type="image/png"/>
  <manifest:file-entry manifest:full-path="Pictures/10000201000000EF000000B3F1812AFD640BD14C.png" manifest:media-type="image/png"/>
  <manifest:file-entry manifest:full-path="Pictures/10000201000000EF000000B3709E0E167FD923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109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68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2.008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694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777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.185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bitmap" draw:fill-image-name="a432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bitmap" draw:fill-image-name="a436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bitmap" draw:fill-image-name="a440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draw:fill="bitmap" draw:fill-image-name="a456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593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9.552cm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9.861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9.961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draw:fill="bitmap" draw:fill-image-name="a982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5.895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3.925cm" fo:padding-top="0cm" fo:padding-bottom="0cm" fo:padding-left="0cm" fo:padding-right="0cm" fo:wrap-option="wrap"/>
    </style:style>
    <style:style style:name="pr1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6.429cm" fo:padding-top="0.127cm" fo:padding-bottom="0.127cm" fo:padding-left="0.254cm" fo:padding-right="0.254cm" fo:wrap-option="wrap"/>
    </style:style>
    <style:style style:name="pr2" style:family="presentation" style:parent-style-name="Master1-Layout4-obj-Title-Only-notes">
      <style:graphic-properties draw:stroke="none" draw:fill="none" draw:fill-color="#ffffff" draw:textarea-horizontal-align="left" draw:textarea-vertical-align="top" draw:auto-grow-height="false" draw:auto-grow-width="false" fo:min-height="6.429cm" fo:padding-top="0.127cm" fo:padding-bottom="0.127cm" fo:padding-left="0.254cm" fo:padding-right="0.254cm" fo:wrap-option="wrap"/>
    </style:style>
    <style:style style:name="pr3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186cm" fo:padding-top="0cm" fo:padding-bottom="0cm" fo:padding-left="0cm" fo:padding-right="0cm" fo:wrap-option="wrap"/>
    </style:style>
    <style:style style:name="pr4" style:family="presentation" style:parent-style-name="Master1-Layout5-obj-Blank-notes">
      <style:graphic-properties draw:stroke="none" draw:fill="none" draw:fill-color="#ffffff" draw:textarea-horizontal-align="left" draw:textarea-vertical-align="top" draw:auto-grow-height="false" draw:auto-grow-width="false" fo:min-height="6.429cm" fo:padding-top="0.127cm" fo:padding-bottom="0.127cm" fo:padding-left="0.254cm" fo:padding-right="0.254cm" fo:wrap-option="wrap"/>
    </style:style>
    <style:style style:name="P1" style:family="paragraph">
      <style:paragraph-properties fo:margin-left="0.035cm" fo:margin-right="0.014cm" fo:margin-top="0cm" fo:margin-bottom="0cm" fo:line-height="156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.035cm" fo:margin-right="0.014cm" fo:margin-top="0cm" fo:margin-bottom="0cm" fo:line-height="156%" fo:text-align="start" fo:text-indent="0cm" style:punctuation-wrap="hanging" style:writing-mode="lr-tb" style:font-independent-line-spacing="true">
        <style:tab-stops/>
      </style:paragraph-properties>
    </style:style>
    <style:style style:name="P3" style:family="paragraph">
      <style:paragraph-properties fo:margin-left="0.035cm" fo:margin-right="0cm" fo:margin-top="0cm" fo:margin-bottom="0cm" fo:line-height="1.679cm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035cm" fo:margin-right="0cm" fo:margin-top="0.319cm" fo:margin-bottom="0cm" fo:line-height="0.672cm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.035cm" fo:margin-right="0cm" fo:margin-top="0cm" fo:margin-bottom="0cm" fo:line-height="100%" fo:text-indent="0cm" style:punctuation-wrap="hanging">
        <style:tab-stops/>
      </style:paragraph-properties>
    </style:style>
    <style:style style:name="P9" style:family="paragraph">
      <style:paragraph-properties fo:margin-left="0.813cm" fo:margin-right="0.014cm" fo:margin-top="0cm" fo:margin-bottom="0cm" fo:line-height="100%" fo:text-align="start" fo:text-indent="-0.78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margin-left="0.813cm" fo:margin-right="0.014cm" fo:margin-top="0cm" fo:margin-bottom="0cm" fo:line-height="100%" fo:text-align="start" fo:text-indent="-0.78cm" style:punctuation-wrap="hanging" style:writing-mode="lr-tb" style:font-independent-line-spacing="true">
        <style:tab-stops/>
      </style:paragraph-properties>
    </style:style>
    <style:style style:name="P11" style:family="paragraph">
      <style:paragraph-properties fo:margin-left="0.58cm" fo:margin-right="0.014cm" fo:margin-top="0cm" fo:margin-bottom="0cm" fo:line-height="100%" fo:text-align="start" fo:text-indent="-0.547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.58cm" fo:margin-right="0.014cm" fo:margin-top="0cm" fo:margin-bottom="0cm" fo:line-height="100%" fo:text-align="start" fo:text-indent="-0.547cm" style:punctuation-wrap="hanging" style:writing-mode="lr-tb" style:font-independent-line-spacing="true">
        <style:tab-stops/>
      </style:paragraph-properties>
    </style:style>
    <style:style style:name="P13" style:family="paragraph">
      <style:paragraph-properties fo:margin-left="0.035cm" fo:margin-right="0.014cm" fo:margin-top="0cm" fo:margin-bottom="0cm" fo:line-height="100%" fo:text-align="start" fo:text-indent="0.143cm" style:punctuation-wrap="hanging" style:writing-mode="lr-tb">
        <style:tab-stops/>
      </style:paragraph-properties>
    </style:style>
    <style:style style:name="P14" style:family="paragraph">
      <loext:graphic-properties draw:fill="bitmap" draw:fill-image-name="a432" style:repeat="stretch"/>
      <style:paragraph-properties style:writing-mode="lr-tb" style:font-independent-line-spacing="true"/>
    </style:style>
    <style:style style:name="P15" style:family="paragraph">
      <loext:graphic-properties draw:fill="bitmap" draw:fill-image-name="a436" style:repeat="stretch"/>
      <style:paragraph-properties style:writing-mode="lr-tb" style:font-independent-line-spacing="true"/>
    </style:style>
    <style:style style:name="P16" style:family="paragraph">
      <loext:graphic-properties draw:fill="bitmap" draw:fill-image-name="a440" style:repeat="stretch"/>
      <style:paragraph-properties style:writing-mode="lr-tb" style:font-independent-line-spacing="true"/>
    </style:style>
    <style:style style:name="P17" style:family="paragraph">
      <loext:graphic-properties draw:fill="bitmap" draw:fill-image-name="a456" style:repeat="stretch"/>
      <style:paragraph-properties style:writing-mode="lr-tb" style:font-independent-line-spacing="true"/>
    </style:style>
    <style:style style:name="P18" style:family="paragraph">
      <style:paragraph-properties fo:margin-left="0.988cm" fo:margin-right="0cm" fo:margin-top="0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.988cm" fo:margin-right="0cm" fo:margin-top="0.203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988cm" fo:margin-right="0cm" fo:margin-top="0.205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101cm" fo:margin-right="0cm" fo:margin-top="0.169cm" fo:margin-bottom="0cm" fo:line-height="100%" fo:text-align="start" fo:text-indent="0cm" style:punctuation-wrap="hanging" style:writing-mode="lr-tb">
        <style:tab-stops>
          <style:tab-stop style:position="0.953cm"/>
        </style:tab-stops>
      </style:paragraph-properties>
    </style:style>
    <style:style style:name="P22" style:family="paragraph">
      <loext:graphic-properties draw:fill="none"/>
      <style:paragraph-properties fo:margin-left="0.988cm" fo:margin-right="0cm" fo:margin-top="0cm" fo:margin-bottom="0cm" fo:line-height="100%" fo:text-align="start" fo:text-indent="-0.953cm" style:punctuation-wrap="hanging" style:writing-mode="lr-tb" style:font-independent-line-spacing="true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.035cm" fo:margin-right="0cm" fo:margin-top="0cm" fo:margin-bottom="0cm" fo:line-height="100%" fo:text-indent="0cm" style:punctuation-wrap="hanging" style:writing-mode="lr-tb" style:font-independent-line-spacing="true">
        <style:tab-stops/>
      </style:paragraph-properties>
    </style:style>
    <style:style style:name="P24" style:family="paragraph">
      <style:paragraph-properties fo:margin-left="2.101cm" fo:margin-right="0cm" fo:margin-top="0.171cm" fo:margin-bottom="0cm" fo:line-height="100%" fo:text-align="start" fo:text-indent="0cm" style:punctuation-wrap="hanging" style:writing-mode="lr-tb">
        <style:tab-stops>
          <style:tab-stop style:position="0.953cm"/>
        </style:tab-stops>
      </style:paragraph-properties>
    </style:style>
    <style:style style:name="P25" style:family="paragraph">
      <style:paragraph-properties fo:margin-left="0.988cm" fo:margin-right="0cm" fo:margin-top="0.201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bitmap" draw:fill-image-name="a982" style:repeat="stretch"/>
      <style:paragraph-properties style:writing-mode="lr-tb" style:font-independent-line-spacing="true"/>
    </style:style>
    <style:style style:name="P27" style:family="paragraph">
      <style:paragraph-properties fo:margin-left="0.986cm" fo:margin-right="0cm" fo:margin-top="0cm" fo:margin-bottom="0cm" fo:line-height="100%" fo:text-align="start" fo:text-indent="-0.951cm" style:punctuation-wrap="hanging" style:writing-mode="lr-tb">
        <style:tab-stops>
          <style:tab-stop style:position="0.002cm"/>
        </style:tab-stops>
      </style:paragraph-properties>
    </style:style>
    <style:style style:name="P28" style:family="paragraph">
      <style:paragraph-properties fo:margin-left="0.986cm" fo:margin-right="0cm" fo:margin-top="0.136cm" fo:margin-bottom="0cm" fo:line-height="100%" fo:text-align="start" fo:text-indent="-0.951cm" style:punctuation-wrap="hanging" style:writing-mode="lr-tb">
        <style:tab-stops>
          <style:tab-stop style:position="0.002cm"/>
        </style:tab-stops>
      </style:paragraph-properties>
    </style:style>
    <style:style style:name="T1" style:family="text">
      <style:text-properties fo:font-variant="normal" fo:text-transform="none" fo:color="#4d4d4c" style:text-line-through-style="none" style:text-line-through-type="none" style:text-position="0% 100%" style:font-name="arial" fo:font-size="16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2" style:family="text">
      <style:text-properties fo:font-variant="normal" fo:text-transform="none" fo:color="#4d4d4c" style:text-line-through-style="none" style:text-line-through-type="none" style:text-position="0% 100%" style:font-name="Times New Roman" fo:font-size="16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" style:family="text">
      <style:text-properties fo:font-variant="normal" fo:text-transform="none" fo:color="#4d4d4c" style:text-line-through-style="none" style:text-line-through-type="none" style:text-position="0% 100%" style:font-name="Arial" fo:font-size="40pt" fo:letter-spacing="-0.09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Arial" style:font-size-complex="40pt" style:font-style-complex="normal" style:font-weight-complex="bold"/>
    </style:style>
    <style:style style:name="T4" style:family="text">
      <style:text-properties fo:font-variant="normal" fo:text-transform="none" fo:color="#4d4d4c" style:text-line-through-style="none" style:text-line-through-type="none" style:text-position="0% 100%" style:font-name="Arial" fo:font-size="40pt" fo:letter-spacing="-0.012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Arial" style:font-size-complex="40pt" style:font-style-complex="normal" style:font-weight-complex="bold"/>
    </style:style>
    <style:style style:name="T5" style:family="text">
      <style:text-properties fo:font-variant="normal" fo:text-transform="none" fo:color="#4d4d4c" style:text-line-through-style="none" style:text-line-through-type="none" style:text-position="0% 100%" style:font-name="Times New Roman" fo:font-size="40pt" fo:letter-spacing="0.039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6" style:family="text">
      <style:text-properties fo:font-variant="normal" fo:text-transform="none" fo:color="#4d4d4c" style:text-line-through-style="none" style:text-line-through-type="none" style:text-position="0% 100%" style:font-name="Arial" fo:font-size="40pt" fo:letter-spacing="-0.011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Arial" style:font-size-complex="40pt" style:font-style-complex="normal" style:font-weight-complex="bold"/>
    </style:style>
    <style:style style:name="T7" style:family="text">
      <style:text-properties fo:font-variant="normal" fo:text-transform="none" fo:color="#4d4d4c" style:text-line-through-style="none" style:text-line-through-type="none" style:text-position="0% 100%" style:font-name="Arial" fo:font-size="40pt" fo:letter-spacing="-0.014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Arial" style:font-size-complex="40pt" style:font-style-complex="normal" style:font-weight-complex="bold"/>
    </style:style>
    <style:style style:name="T8" style:family="text">
      <style:text-properties fo:font-variant="normal" fo:text-transform="none" fo:color="#4d4d4c" style:text-line-through-style="none" style:text-line-through-type="none" style:text-position="0% 100%" style:font-name="Arial" fo:font-size="40pt" fo:letter-spacing="-0.009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Arial" style:font-size-complex="40pt" style:font-style-complex="normal" style:font-weight-complex="bold"/>
    </style:style>
    <style:style style:name="T9" style:family="text">
      <style:text-properties fo:font-variant="normal" fo:text-transform="none" fo:color="#4d4d4c" style:text-line-through-style="none" style:text-line-through-type="none" style:text-position="0% 100%" style:font-name="Times New Roman" fo:font-size="40pt" fo:letter-spacing="0.044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10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3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3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font-variant="normal" fo:text-transform="none" fo:color="#4d4d4c" style:text-line-through-style="none" style:text-line-through-type="none" style:text-position="0% 100%" style:font-name="Arial" fo:font-size="2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4d4d4c" style:text-line-through-style="none" style:text-line-through-type="none" style:text-position="0% 100%" style:font-name="Arial" fo:font-size="24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4d4d4c" style:text-line-through-style="none" style:text-line-through-type="none" style:text-position="0% 100%" style:font-name="Arial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3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6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23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7" style:family="text">
      <style:text-properties fo:font-variant="normal" fo:text-transform="none" fo:color="#4d4d4c" style:text-line-through-style="none" style:text-line-through-type="none" style:text-position="0% 100%" style:font-name="Arial" fo:font-size="16p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8" style:family="text">
      <style:text-properties fo:font-variant="normal" fo:text-transform="none" fo:color="#4d4d4c" style:text-line-through-style="none" style:text-line-through-type="none" style:text-position="0% 100%" style:font-name="Arial" fo:font-size="28pt" fo:letter-spacing="-0.065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Arial" style:font-size-complex="28pt" style:font-style-complex="normal" style:font-weight-complex="bold"/>
    </style:style>
    <style:style style:name="T19" style:family="text">
      <style:text-properties fo:font-variant="normal" fo:text-transform="none" fo:color="#4d4d4c" style:text-line-through-style="none" style:text-line-through-type="none" style:text-position="0% 100%" style:font-name="Arial" fo:font-size="28pt" fo:letter-spacing="-0.009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Arial" style:font-size-complex="28pt" style:font-style-complex="normal" style:font-weight-complex="bold"/>
    </style:style>
    <style:style style:name="T20" style:family="text">
      <style:text-properties fo:font-variant="normal" fo:text-transform="none" fo:color="#4d4d4c" style:text-line-through-style="none" style:text-line-through-type="none" style:text-position="0% 100%" style:font-name="Times New Roman" fo:font-size="28pt" fo:letter-spacing="0.026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1" style:family="text">
      <style:text-properties fo:font-variant="normal" fo:text-transform="none" fo:color="#4d4d4c" style:text-line-through-style="none" style:text-line-through-type="none" style:text-position="0% 100%" style:font-name="Arial" fo:font-size="28pt" fo:letter-spacing="-0.007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Arial" style:font-size-complex="28pt" style:font-style-complex="normal" style:font-weight-complex="bold"/>
    </style:style>
    <style:style style:name="T22" style:family="text">
      <style:text-properties fo:font-variant="normal" fo:text-transform="none" fo:color="#4d4d4c" style:text-line-through-style="none" style:text-line-through-type="none" style:text-position="0% 100%" style:font-name="Arial" fo:font-size="28pt" fo:letter-spacing="-0.012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Arial" style:font-size-complex="28pt" style:font-style-complex="normal" style:font-weight-complex="bold"/>
    </style:style>
    <style:style style:name="T23" style:family="text">
      <style:text-properties fo:font-variant="normal" fo:text-transform="none" fo:color="#4d4d4c" style:text-line-through-style="none" style:text-line-through-type="none" style:text-position="0% 100%" style:font-name="Arial" fo:font-size="14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variant="normal" fo:text-transform="none" fo:color="#4d4d4c" style:text-line-through-style="none" style:text-line-through-type="none" style:text-position="0% 100%" style:font-name="Times New Roman" fo:font-size="14pt" fo:letter-spacing="0.012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5" style:family="text">
      <style:text-properties fo:font-variant="normal" fo:text-transform="none" fo:color="#4d4d4c" style:text-line-through-style="none" style:text-line-through-type="none" style:text-position="0% 100%" style:font-name="Arial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6" style:family="text">
      <style:text-properties fo:font-variant="normal" fo:text-transform="none" fo:color="#4d4d4c" style:text-line-through-style="none" style:text-line-through-type="none" style:text-position="0% 100%" style:font-name="Arial" fo:font-size="1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7" style:family="text">
      <style:text-properties fo:font-variant="normal" fo:text-transform="none" fo:color="#4d4d4c" style:text-line-through-style="none" style:text-line-through-type="none" style:text-position="0% 100%" style:font-name="Arial" fo:font-size="14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8" style:family="text">
      <style:text-properties fo:font-variant="normal" fo:text-transform="none" fo:color="#4d4d4c" style:text-line-through-style="none" style:text-line-through-type="none" style:text-position="0% 100%" style:font-name="Times New Roman" fo:font-size="14pt" fo:letter-spacing="0.005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9" style:family="text">
      <style:text-properties fo:font-variant="normal" fo:text-transform="none" fo:color="#4d4d4c" style:text-line-through-style="none" style:text-line-through-type="none" style:text-position="0% 100%" style:font-name="Times New Roman" fo:font-size="1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0" style:family="text">
      <style:text-properties fo:font-variant="normal" fo:text-transform="none" fo:color="#4d4d4c" style:text-line-through-style="none" style:text-line-through-type="none" style:text-position="0% 100%" style:font-name="Arial" fo:font-size="14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1" style:family="text">
      <style:text-properties fo:font-variant="normal" fo:text-transform="none" fo:color="#4d4d4c" style:text-line-through-style="none" style:text-line-through-type="none" style:text-position="0% 100%" style:font-name="Times New Roman" fo:font-size="14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2" style:family="text">
      <style:text-properties fo:font-variant="normal" fo:text-transform="none" fo:color="#4d4d4c" style:text-line-through-style="none" style:text-line-through-type="none" style:text-position="0% 100%" style:font-name="Arial" fo:font-size="14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3" style:family="text">
      <style:text-properties fo:font-variant="normal" fo:text-transform="none" fo:color="#4d4d4c" style:text-line-through-style="none" style:text-line-through-type="none" style:text-position="0% 100%" style:font-name="Times New Roman" fo:font-size="14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4" style:family="text">
      <style:text-properties fo:font-variant="normal" fo:text-transform="none" fo:color="#4d4d4c" style:text-line-through-style="none" style:text-line-through-type="none" style:text-position="0% 100%" style:font-name="Arial" fo:font-size="28pt" fo:letter-spacing="-0.011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Arial" style:font-size-complex="28pt" style:font-style-complex="normal" style:font-weight-complex="bold"/>
    </style:style>
    <style:style style:name="T35" style:family="text">
      <style:text-properties fo:font-variant="normal" fo:text-transform="none" fo:color="#4d4d4c" style:text-line-through-style="none" style:text-line-through-type="none" style:text-position="0% 100%" style:font-name="Times New Roman" fo:font-size="28pt" fo:letter-spacing="0.039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36" style:family="text">
      <style:text-properties fo:font-variant="normal" fo:text-transform="none" fo:color="#4d4d4c" style:text-line-through-style="none" style:text-line-through-type="none" style:text-position="0% 100%" style:font-name="Arial" fo:font-size="28pt" fo:letter-spacing="-0.005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Arial" style:font-size-complex="28pt" style:font-style-complex="normal" style:font-weight-complex="bold"/>
    </style:style>
    <style:style style:name="T37" style:family="text">
      <style:text-properties fo:font-variant="normal" fo:text-transform="none" fo:color="#4d4d4c" style:text-line-through-style="none" style:text-line-through-type="none" style:text-position="0% 100%" style:font-name="Times New Roman" fo:font-size="14pt" fo:letter-spacing="0.007cm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8" style:family="text">
      <style:text-properties fo:font-variant="normal" fo:text-transform="none" fo:color="#4d4d4c" style:text-line-through-style="none" style:text-line-through-type="none" style:text-position="0% 100%" style:font-name="Arial" fo:font-size="28pt" fo:letter-spacing="-0.002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Arial" style:font-size-complex="28pt" style:font-style-complex="normal" style:font-weight-complex="bold"/>
    </style:style>
    <style:style style:name="T39" style:family="text">
      <style:text-properties fo:font-variant="normal" fo:text-transform="none" fo:color="#4d4d4c" style:text-line-through-style="none" style:text-line-through-type="none" style:text-position="0% 100%" style:font-name="Arial" fo:font-size="28pt" fo:letter-spacing="-0.004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Arial" style:font-size-complex="28pt" style:font-style-complex="normal" style:font-weight-complex="bold"/>
    </style:style>
    <style:style style:name="T40" style:family="text">
      <style:text-properties fo:font-variant="normal" fo:text-transform="none" fo:color="#4d4d4c" style:text-line-through-style="none" style:text-line-through-type="none" style:text-position="0% 100%" style:font-name="Arial" fo:font-size="28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4d4d4c" style:text-line-through-style="none" style:text-line-through-type="none" style:text-position="0% 100%" style:font-name="Arial" fo:font-size="24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2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2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3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28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4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3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5" style:family="text">
      <style:text-properties fo:font-variant="normal" fo:text-transform="none" fo:color="#4d4d4c" style:text-line-through-style="none" style:text-line-through-type="none" style:text-position="0% 100%" style:font-name="Arial" fo:font-size="24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6" style:family="text">
      <style:text-properties fo:font-variant="normal" fo:text-transform="none" fo:color="#4d4d4c" style:text-line-through-style="none" style:text-line-through-type="none" style:text-position="0% 100%" style:font-name="Arial" fo:font-size="24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7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26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8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19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9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21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50" style:family="text">
      <style:text-properties fo:font-variant="normal" fo:text-transform="none" fo:color="#4d4d4c" style:text-line-through-style="none" style:text-line-through-type="none" style:text-position="0% 100%" style:font-name="Liberation Sans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4d4d4c" style:text-line-through-style="none" style:text-line-through-type="none" style:text-position="0% 100%" style:font-name="Liberation Sans1" fo:font-size="24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fo:color="#4d4d4c" style:text-line-through-style="none" style:text-line-through-type="none" style:text-position="0% 100%" style:font-name="Liberation Sans1" fo:font-size="2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style:font-name="Liberation Sans1"/>
    </style:style>
    <style:style style:name="T54" style:family="text">
      <style:text-properties fo:font-variant="normal" fo:text-transform="none" fo:color="#4d4d4c" style:text-line-through-style="none" style:text-line-through-type="none" style:text-position="0% 100%" style:font-name="Liberation Sans1" fo:font-size="24p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fo:color="#4d4d4c" style:text-line-through-style="none" style:text-line-through-type="none" style:text-position="0% 100%" fo:font-size="20p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4d4d4c" style:text-line-through-style="none" style:text-line-through-type="none" style:text-position="0% 100%" style:font-name="Times New Roman" fo:font-size="28pt" fo:letter-spacing="0.028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57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18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58" style:family="text">
      <style:text-properties fo:font-variant="normal" fo:text-transform="none" fo:color="#4d4d4c" style:text-line-through-style="none" style:text-line-through-type="none" style:text-position="0% 100%" style:font-name="Arial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9" style:family="text">
      <style:text-properties fo:font-variant="normal" fo:text-transform="none" fo:color="#4d4d4c" style:text-line-through-style="none" style:text-line-through-type="none" style:text-position="0% 100%" style:font-name="Arial" fo:font-size="20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0" style:family="text">
      <style:text-properties fo:font-variant="normal" fo:text-transform="none" fo:color="#4d4d4c" style:text-line-through-style="none" style:text-line-through-type="none" style:text-position="0% 100%" style:font-name="Times New Roman" fo:font-size="20pt" fo:letter-spacing="0.014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1" style:family="text">
      <style:text-properties fo:font-variant="normal" fo:text-transform="none" fo:color="#4d4d4c" style:text-line-through-style="none" style:text-line-through-type="none" style:text-position="0% 100%" style:font-name="Times New Roman" fo:font-size="20pt" fo:letter-spacing="0.018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2" style:family="text">
      <style:text-properties fo:font-variant="normal" fo:text-transform="none" fo:color="#4d4d4c" style:text-line-through-style="none" style:text-line-through-type="none" style:text-position="0% 100%" style:font-name="Times New Roman" fo:font-size="20pt" fo:letter-spacing="0.009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3" style:family="text">
      <style:text-properties fo:font-variant="normal" fo:text-transform="none" fo:color="#4d4d4c" style:text-line-through-style="none" style:text-line-through-type="none" style:text-position="0% 100%" style:font-name="Arial" fo:font-size="20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4" style:family="text">
      <style:text-properties fo:font-variant="normal" fo:text-transform="none" fo:color="#4d4d4c" style:text-line-through-style="none" style:text-line-through-type="none" style:text-position="0% 100%" style:font-name="Times New Roman" fo:font-size="20pt" fo:letter-spacing="0.011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5" style:family="text">
      <style:text-properties fo:font-variant="normal" fo:text-transform="none" fo:color="#4d4d4c" style:text-line-through-style="none" style:text-line-through-type="none" style:text-position="0% 100%" style:font-name="Times New Roman" fo:font-size="20pt" fo:letter-spacing="0.016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6" style:family="text">
      <style:text-properties fo:font-variant="normal" fo:text-transform="none" fo:color="#4d4d4c" style:text-line-through-style="none" style:text-line-through-type="none" style:text-position="0% 100%" style:font-name="Times New Roman" fo:font-size="20pt" fo:letter-spacing="0.007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7" style:family="text">
      <style:text-properties fo:font-variant="normal" fo:text-transform="none" fo:color="#4d4d4c" style:text-line-through-style="none" style:text-line-through-type="none" style:text-position="0% 100%" style:font-name="Times New Roman" fo:font-size="20pt" fo:letter-spacing="0.019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8" style:family="text">
      <style:text-properties fo:font-variant="normal" fo:text-transform="none" fo:color="#4d4d4c" style:text-line-through-style="none" style:text-line-through-type="none" style:text-position="0% 100%" style:font-name="Arial" fo:font-size="20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9" style:family="text">
      <style:text-properties fo:font-variant="normal" fo:text-transform="none" fo:color="#4d4d4c" style:text-line-through-style="none" style:text-line-through-type="none" style:text-position="0% 100%" style:font-name="Times New Roman" fo:font-size="20pt" fo:letter-spacing="0.01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0" style:family="text">
      <style:text-properties fo:font-variant="normal" fo:text-transform="none" fo:color="#4d4d4c" style:text-line-through-style="none" style:text-line-through-type="none" style:text-position="0% 100%" style:font-name="Arial" fo:font-size="24pt" fo:letter-spacing="-0.101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1" style:family="text">
      <style:text-properties fo:font-variant="normal" fo:text-transform="none" fo:color="#4d4d4c" style:text-line-through-style="none" style:text-line-through-type="none" style:text-position="0% 100%" style:font-name="Arial" fo:font-size="24pt" fo:letter-spacing="-0.06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2" style:family="text">
      <style:text-properties fo:font-variant="normal" fo:text-transform="none" fo:color="#4d4d4c" style:text-line-through-style="none" style:text-line-through-type="none" style:text-position="0% 100%" style:font-name="Times New Roman" fo:font-size="40pt" fo:letter-spacing="0.049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73" style:family="text">
      <style:text-properties fo:font-variant="normal" fo:text-transform="none" fo:color="#4d4d4c" style:text-line-through-style="none" style:text-line-through-type="none" style:text-position="0% 100%" style:font-name="Times New Roman" fo:font-size="28pt" fo:letter-spacing="0.032cm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74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39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5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34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6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37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7" style:family="text">
      <style:text-properties fo:font-variant="normal" fo:text-transform="none" fo:color="#4d4d4c" style:text-line-through-style="none" style:text-line-through-type="none" style:text-position="0% 100%" style:font-name="Arial" fo:font-size="24pt" fo:letter-spacing="0.004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8" style:family="text">
      <style:text-properties fo:font-variant="normal" fo:text-transform="none" fo:color="#4d4d4c" style:text-line-through-style="none" style:text-line-through-type="none" style:text-position="0% 100%" style:font-name="Times New Roman" fo:font-size="24pt" fo:letter-spacing="0.016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9" style:family="text">
      <style:text-properties fo:font-variant="normal" fo:text-transform="none" fo:color="#4d4d4c" style:text-line-through-style="none" style:text-line-through-type="none" style:text-position="0% 100%" style:font-name="Arial" fo:font-size="16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0" style:family="text">
      <style:text-properties fo:font-variant="normal" fo:text-transform="none" fo:color="#4d4d4c" style:text-line-through-style="none" style:text-line-through-type="none" style:text-position="0% 100%" style:font-name="Arial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1" style:family="text">
      <style:text-properties fo:font-variant="normal" fo:text-transform="none" fo:color="#4d4d4c" style:text-line-through-style="none" style:text-line-through-type="none" style:text-position="0% 100%" style:font-name="Arial" fo:font-size="16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2" style:family="text">
      <style:text-properties fo:font-variant="normal" fo:text-transform="none" fo:color="#4d4d4c" style:text-line-through-style="none" style:text-line-through-type="none" style:text-position="0% 100%" style:font-name="Times New Roman" fo:font-size="16pt" fo:letter-spacing="0.014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83" style:family="text">
      <style:text-properties fo:font-variant="normal" fo:text-transform="none" fo:color="#4d4d4c" style:text-line-through-style="none" style:text-line-through-type="none" style:text-position="0% 100%" style:font-name="Arial" fo:font-size="16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4" style:family="text">
      <style:text-properties fo:font-variant="normal" fo:text-transform="none" fo:color="#4d4d4c" style:text-line-through-style="none" style:text-line-through-type="none" style:text-position="0% 100%" style:font-name="Times New Roman" fo:font-size="16pt" fo:letter-spacing="0.021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85" style:family="text">
      <style:text-properties fo:font-variant="normal" fo:text-transform="none" fo:color="#4d4d4c" style:text-line-through-style="none" style:text-line-through-type="none" style:text-position="0% 100%" style:font-name="Arial" fo:font-size="16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6" style:family="text">
      <style:text-properties fo:font-variant="normal" fo:text-transform="none" fo:color="#4d4d4c" style:text-line-through-style="none" style:text-line-through-type="none" style:text-position="0% 100%" style:font-name="Times New Roman" fo:font-size="16pt" fo:letter-spacing="0.019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87" style:family="text">
      <style:text-properties fo:font-variant="normal" fo:text-transform="none" fo:color="#4d4d4c" style:text-line-through-style="none" style:text-line-through-type="none" style:text-position="0% 100%" style:font-name="Times New Roman" fo:font-size="16pt" fo:letter-spacing="0.011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88" style:family="text">
      <style:text-properties fo:font-variant="normal" fo:text-transform="none" fo:color="#4d4d4c" style:text-line-through-style="none" style:text-line-through-type="none" style:text-position="0% 100%" style:font-name="Arial" fo:font-size="16pt" fo:letter-spacing="-0.011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 text:min-label-width="0.953cm"/>
        <style:text-properties style:font-name="Arial" fo:color="#4d4d4c" fo:font-size="100%"/>
      </text:list-level-style-bullet>
      <text:list-level-style-bullet text:level="2" text:bullet-char="•">
        <style:list-level-properties text:space-before="1.305cm" text:min-label-width="0.953cm"/>
        <style:text-properties style:font-name="Arial" fo:color="#4d4d4c" fo:font-size="100%"/>
      </text:list-level-style-bullet>
      <text:list-level-style-bullet text:level="3" text:bullet-char="•">
        <style:list-level-properties text:space-before="2.575cm" text:min-label-width="0.953cm"/>
        <style:text-properties style:font-name="Arial" fo:color="#4d4d4c" fo:font-size="100%"/>
      </text:list-level-style-bullet>
      <text:list-level-style-bullet text:level="4" text:bullet-char="•">
        <style:list-level-properties text:space-before="3.845cm" text:min-label-width="0.953cm"/>
        <style:text-properties style:font-name="Arial" fo:color="#4d4d4c" fo:font-size="100%"/>
      </text:list-level-style-bullet>
      <text:list-level-style-bullet text:level="5" text:bullet-char="•">
        <style:list-level-properties text:space-before="5.115cm" text:min-label-width="0.953cm"/>
        <style:text-properties style:font-name="Arial" fo:color="#4d4d4c" fo:font-size="100%"/>
      </text:list-level-style-bullet>
      <text:list-level-style-bullet text:level="6" text:bullet-char="•">
        <style:list-level-properties text:space-before="6.385cm" text:min-label-width="0.953cm"/>
        <style:text-properties style:font-name="Arial" fo:color="#4d4d4c" fo:font-size="100%"/>
      </text:list-level-style-bullet>
      <text:list-level-style-bullet text:level="7" text:bullet-char="•">
        <style:list-level-properties text:space-before="7.655cm" text:min-label-width="0.953cm"/>
        <style:text-properties style:font-name="Arial" fo:color="#4d4d4c" fo:font-size="100%"/>
      </text:list-level-style-bullet>
      <text:list-level-style-bullet text:level="8" text:bullet-char="•">
        <style:list-level-properties text:space-before="8.925cm" text:min-label-width="0.953cm"/>
        <style:text-properties style:font-name="Arial" fo:color="#4d4d4c" fo:font-size="100%"/>
      </text:list-level-style-bullet>
      <text:list-level-style-bullet text:level="9" text:bullet-char="•">
        <style:list-level-properties text:space-before="10.195cm" text:min-label-width="0.953cm"/>
        <style:text-properties style:font-name="Arial" fo:color="#4d4d4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5cm" text:min-label-width="0.951cm"/>
        <style:text-properties style:font-name="Arial" fo:color="#4d4d4c" fo:font-size="100%"/>
      </text:list-level-style-bullet>
      <text:list-level-style-bullet text:level="2" text:bullet-char="•">
        <style:list-level-properties text:space-before="1.305cm" text:min-label-width="0.951cm"/>
        <style:text-properties style:font-name="Arial" fo:color="#4d4d4c" fo:font-size="100%"/>
      </text:list-level-style-bullet>
      <text:list-level-style-bullet text:level="3" text:bullet-char="•">
        <style:list-level-properties text:space-before="2.575cm" text:min-label-width="0.951cm"/>
        <style:text-properties style:font-name="Arial" fo:color="#4d4d4c" fo:font-size="100%"/>
      </text:list-level-style-bullet>
      <text:list-level-style-bullet text:level="4" text:bullet-char="•">
        <style:list-level-properties text:space-before="3.845cm" text:min-label-width="0.951cm"/>
        <style:text-properties style:font-name="Arial" fo:color="#4d4d4c" fo:font-size="100%"/>
      </text:list-level-style-bullet>
      <text:list-level-style-bullet text:level="5" text:bullet-char="•">
        <style:list-level-properties text:space-before="5.115cm" text:min-label-width="0.951cm"/>
        <style:text-properties style:font-name="Arial" fo:color="#4d4d4c" fo:font-size="100%"/>
      </text:list-level-style-bullet>
      <text:list-level-style-bullet text:level="6" text:bullet-char="•">
        <style:list-level-properties text:space-before="6.385cm" text:min-label-width="0.951cm"/>
        <style:text-properties style:font-name="Arial" fo:color="#4d4d4c" fo:font-size="100%"/>
      </text:list-level-style-bullet>
      <text:list-level-style-bullet text:level="7" text:bullet-char="•">
        <style:list-level-properties text:space-before="7.655cm" text:min-label-width="0.951cm"/>
        <style:text-properties style:font-name="Arial" fo:color="#4d4d4c" fo:font-size="100%"/>
      </text:list-level-style-bullet>
      <text:list-level-style-bullet text:level="8" text:bullet-char="•">
        <style:list-level-properties text:space-before="8.925cm" text:min-label-width="0.951cm"/>
        <style:text-properties style:font-name="Arial" fo:color="#4d4d4c" fo:font-size="100%"/>
      </text:list-level-style-bullet>
      <text:list-level-style-bullet text:level="9" text:bullet-char="•">
        <style:list-level-properties text:space-before="10.195cm" text:min-label-width="0.951cm"/>
        <style:text-properties style:font-name="Arial" fo:color="#4d4d4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2-obj-Title-and-Content" presentation:presentation-page-layout-name="AL1T33">
        <draw:frame draw:name="object 4" draw:style-name="gr1" draw:text-style-name="P2" draw:layer="layout" svg:width="9.226cm" svg:height="2.109cm" svg:x="1.574cm" svg:y="9.863cm">
          <draw:text-box>
            <text:p text:style-name="P1"><text:span text:style-name="T1">J</text:span><text:span text:style-name="T1">u</text:span><text:span text:style-name="T1">a</text:span><text:span text:style-name="T1">n</text:span><text:span text:style-name="T1"> </text:span><text:span text:style-name="T1">A</text:span><text:span text:style-name="T1">n</text:span><text:span text:style-name="T1">t</text:span><text:span text:style-name="T1">o</text:span><text:span text:style-name="T1">n</text:span><text:span text:style-name="T1">i</text:span><text:span text:style-name="T1">o</text:span><text:span text:style-name="T1"> </text:span><text:span text:style-name="T1">M</text:span><text:span text:style-name="T1">a</text:span><text:span text:style-name="T1">y</text:span><text:span text:style-name="T1">o</text:span><text:span text:style-name="T1">r</text:span><text:span text:style-name="T1">a</text:span><text:span text:style-name="T1">l</text:span><text:span text:style-name="T1"> </text:span><text:span text:style-name="T1">G</text:span><text:span text:style-name="T1">u</text:span><text:span text:style-name="T1">t</text:span><text:span text:style-name="T1">i</text:span><text:span text:style-name="T1">é</text:span><text:span text:style-name="T1">r</text:span><text:span text:style-name="T1">r</text:span><text:span text:style-name="T1">e</text:span><text:span text:style-name="T1">z</text:span><text:span text:style-name="T2"> </text:span></text:p>
          </draw:text-box>
        </draw:frame>
        <draw:frame draw:name="object 5" draw:style-name="gr2" draw:text-style-name="P4" draw:layer="layout" svg:width="17.828cm" svg:height="1.68cm" svg:x="1.574cm" svg:y="3.832cm">
          <draw:text-box>
            <text:p text:style-name="P3"><text:span text:style-name="T3">A</text:span><text:span text:style-name="T4">W</text:span><text:span text:style-name="T4">S</text:span><text:span text:style-name="T5"> </text:span><text:span text:style-name="T6">L</text:span><text:span text:style-name="T6">a</text:span><text:span text:style-name="T6">m</text:span><text:span text:style-name="T7">b</text:span><text:span text:style-name="T8">d</text:span><text:span text:style-name="T8">a</text:span><text:span text:style-name="T9"> </text:span><text:span text:style-name="T8">+</text:span><text:span text:style-name="T9"> </text:span><text:span text:style-name="T8">S</text:span><text:span text:style-name="T8">e</text:span><text:span text:style-name="T8">r</text:span><text:span text:style-name="T8">v</text:span><text:span text:style-name="T8">e</text:span><text:span text:style-name="T8">r</text:span><text:span text:style-name="T8">l</text:span><text:span text:style-name="T8">e</text:span><text:span text:style-name="T8">s</text:span><text:span text:style-name="T8">s</text:span></text:p>
          </draw:text-box>
        </draw:frame>
        <draw:frame draw:name="object 6" draw:style-name="gr3" draw:text-style-name="P4" draw:layer="layout" svg:width="12.744cm" svg:height="2.008cm" svg:x="1.574cm" svg:y="5.827cm">
          <draw:text-box>
            <text:p text:style-name="P5"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c</text:span><text:span text:style-name="T10">i</text:span><text:span text:style-name="T10">ó</text:span><text:span text:style-name="T10">n</text:span><text:span text:style-name="T11"> </text:span><text:span text:style-name="T12">o</text:span><text:span text:style-name="T12">r</text:span><text:span text:style-name="T12">i</text:span><text:span text:style-name="T12">e</text:span><text:span text:style-name="T13">n</text:span><text:span text:style-name="T14">t</text:span><text:span text:style-name="T14">a</text:span><text:span text:style-name="T14">d</text:span><text:span text:style-name="T14">a</text:span><text:span text:style-name="T15"> </text:span><text:span text:style-name="T14">a</text:span><text:span text:style-name="T16"> </text:span><text:span text:style-name="T12">e</text:span><text:span text:style-name="T12">v</text:span><text:span text:style-name="T12">e</text:span><text:span text:style-name="T12">n</text:span><text:span text:style-name="T12">t</text:span><text:span text:style-name="T12">o</text:span><text:span text:style-name="T12">s</text:span></text:p>
            <text:p text:style-name="P6"><text:span text:style-name="T17"/></text:p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5" draw:style-name="dp3" draw:master-page-name="Master1-Layout4-obj-Title-Only" presentation:presentation-page-layout-name="AL2T12">
        <draw:frame draw:name="object 2" draw:style-name="gr4" draw:text-style-name="P4" draw:layer="layout" svg:width="9.075cm" svg:height="1.694cm" svg:x="1.32cm" svg:y="6.112cm">
          <draw:text-box>
            <text:p text:style-name="P5"><text:span text:style-name="T3">A</text:span><text:span text:style-name="T4">W</text:span><text:span text:style-name="T4">S</text:span><text:span text:style-name="T5"> </text:span><text:span text:style-name="T6">L</text:span><text:span text:style-name="T6">a</text:span><text:span text:style-name="T6">m</text:span><text:span text:style-name="T7">b</text:span><text:span text:style-name="T8">d</text:span><text:span text:style-name="T8">a</text:span></text:p>
          </draw:text-box>
        </draw:frame>
        <presentation:notes draw:style-name="dp2">
          <draw:frame draw:name="Notes Placeholder" presentation:style-name="pr2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1T33">
        <draw:frame draw:name="object 2" presentation:style-name="pr3" draw:text-style-name="P4" draw:layer="layout" svg:width="23.091cm" svg:height="1.186cm" svg:x="1.154cm" svg:y="0.573cm" presentation:class="title">
          <draw:text-box>
            <text:p text:style-name="P8"><text:span text:style-name="T18">A</text:span><text:span text:style-name="T19">W</text:span><text:span text:style-name="T19">S</text:span><text:span text:style-name="T20"> </text:span><text:span text:style-name="T21">L</text:span><text:span text:style-name="T21">a</text:span><text:span text:style-name="T21">m</text:span><text:span text:style-name="T21">b</text:span><text:span text:style-name="T22">d</text:span><text:span text:style-name="T21">a</text:span></text:p>
          </draw:text-box>
        </draw:frame>
        <draw:frame draw:name="object 3" draw:style-name="gr5" draw:text-style-name="P10" draw:layer="layout" svg:width="4.263cm" svg:height="1.777cm" svg:x="4.537cm" svg:y="8.858cm">
          <draw:text-box>
            <text:p text:style-name="P9"><text:span text:style-name="T23">S</text:span><text:span text:style-name="T23">i</text:span><text:span text:style-name="T23">n</text:span><text:span text:style-name="T24"> </text:span><text:span text:style-name="T25">s</text:span><text:span text:style-name="T26">e</text:span><text:span text:style-name="T26">r</text:span><text:span text:style-name="T27">v</text:span><text:span text:style-name="T26">i</text:span><text:span text:style-name="T26">d</text:span><text:span text:style-name="T26">o</text:span><text:span text:style-name="T26">r</text:span><text:span text:style-name="T26">e</text:span><text:span text:style-name="T25">s</text:span><text:span text:style-name="T28"> </text:span><text:span text:style-name="T26">q</text:span><text:span text:style-name="T26">u</text:span><text:span text:style-name="T26">e</text:span><text:span text:style-name="T29"> </text:span><text:span text:style-name="T26">a</text:span><text:span text:style-name="T26">d</text:span><text:span text:style-name="T23">m</text:span><text:span text:style-name="T26">i</text:span><text:span text:style-name="T26">n</text:span><text:span text:style-name="T26">i</text:span><text:span text:style-name="T25">s</text:span><text:span text:style-name="T25">t</text:span><text:span text:style-name="T25">r</text:span><text:span text:style-name="T30">a</text:span><text:span text:style-name="T25">r</text:span></text:p>
          </draw:text-box>
        </draw:frame>
        <draw:frame draw:name="object 4" draw:style-name="gr6" draw:text-style-name="P12" draw:layer="layout" svg:width="4.948cm" svg:height="1.185cm" svg:x="10.8cm" svg:y="8.858cm">
          <draw:text-box>
            <text:p text:style-name="P11"><text:span text:style-name="T25">E</text:span><text:span text:style-name="T25">s</text:span><text:span text:style-name="T25">c</text:span><text:span text:style-name="T26">a</text:span><text:span text:style-name="T26">l</text:span><text:span text:style-name="T26">a</text:span><text:span text:style-name="T23">d</text:span><text:span text:style-name="T23">o</text:span><text:span text:style-name="T31"> </text:span><text:span text:style-name="T25">c</text:span><text:span text:style-name="T26">o</text:span><text:span text:style-name="T26">n</text:span><text:span text:style-name="T25">t</text:span><text:span text:style-name="T26">i</text:span><text:span text:style-name="T26">n</text:span><text:span text:style-name="T26">u</text:span><text:span text:style-name="T26">o</text:span></text:p>
          </draw:text-box>
        </draw:frame>
        <draw:frame draw:name="object 5" draw:style-name="gr6" draw:text-style-name="P4" draw:layer="layout" svg:width="3.011cm" svg:height="1.185cm" svg:x="17.004cm" svg:y="8.858cm">
          <draw:text-box>
            <text:p text:style-name="P13"><text:span text:style-name="T32">M</text:span><text:span text:style-name="T32">e</text:span><text:span text:style-name="T32">d</text:span><text:span text:style-name="T32">i</text:span><text:span text:style-name="T32">c</text:span><text:span text:style-name="T32">i</text:span><text:span text:style-name="T32">ó</text:span><text:span text:style-name="T32">n</text:span><text:span text:style-name="T33"> </text:span><text:span text:style-name="T26">e</text:span><text:span text:style-name="T26">n</text:span><text:span text:style-name="T29"> </text:span><text:span text:style-name="T25">m</text:span><text:span text:style-name="T25">i</text:span><text:span text:style-name="T25">l</text:span><text:span text:style-name="T25">i</text:span><text:span text:style-name="T25">s</text:span><text:span text:style-name="T26">e</text:span><text:span text:style-name="T26">g</text:span><text:span text:style-name="T26">u</text:span><text:span text:style-name="T30">n</text:span><text:span text:style-name="T26">d</text:span><text:span text:style-name="T30">o</text:span><text:span text:style-name="T25">s</text:span></text:p>
          </draw:text-box>
        </draw:frame>
        <draw:custom-shape draw:name="object 6" draw:style-name="gr7" draw:text-style-name="P14" draw:layer="layout" svg:width="4.991cm" svg:height="3.734cm" svg:x="4.081cm" svg:y="4.458cm">
          <text:p/>
          <draw:enhanced-geometry svg:viewBox="0 0 21600 21600" draw:type="non-primitive" draw:enhanced-path="M 0 0 L 21600 0 21600 21600 0 21600 Z N"/>
        </draw:custom-shape>
        <draw:custom-shape draw:name="object 7" draw:style-name="gr8" draw:text-style-name="P15" draw:layer="layout" svg:width="4.991cm" svg:height="3.734cm" svg:x="10.275cm" svg:y="4.458cm">
          <text:p/>
          <draw:enhanced-geometry svg:viewBox="0 0 21600 21600" draw:type="non-primitive" draw:enhanced-path="M 0 0 L 21600 0 21600 21600 0 21600 Z N"/>
        </draw:custom-shape>
        <draw:custom-shape draw:name="object 8" draw:style-name="gr9" draw:text-style-name="P16" draw:layer="layout" svg:width="4.991cm" svg:height="3.734cm" svg:x="16.015cm" svg:y="4.458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1T33">
        <draw:frame draw:name="object 2" presentation:style-name="pr3" draw:text-style-name="P4" draw:layer="layout" svg:width="23.091cm" svg:height="1.186cm" svg:x="1.154cm" svg:y="0.573cm" presentation:class="title">
          <draw:text-box>
            <text:p text:style-name="P8"><text:span text:style-name="T21">¿</text:span><text:span text:style-name="T21">C</text:span><text:span text:style-name="T22">o</text:span><text:span text:style-name="T34">m</text:span><text:span text:style-name="T21">o</text:span><text:span text:style-name="T35"> </text:span><text:span text:style-name="T36">f</text:span><text:span text:style-name="T36">u</text:span><text:span text:style-name="T36">n</text:span><text:span text:style-name="T36">c</text:span><text:span text:style-name="T36">i</text:span><text:span text:style-name="T36">o</text:span><text:span text:style-name="T36">n</text:span><text:span text:style-name="T36">a</text:span><text:span text:style-name="T21">?</text:span></text:p>
          </draw:text-box>
        </draw:frame>
        <draw:custom-shape draw:name="object 3" draw:style-name="gr10" draw:text-style-name="P17" draw:layer="layout" svg:width="23.952cm" svg:height="5.728cm" svg:x="0.936cm" svg:y="3.662cm">
          <text:p/>
          <draw:enhanced-geometry svg:viewBox="0 0 21600 21600" draw:type="non-primitive" draw:enhanced-path="M 0 0 L 21600 0 21600 21600 0 21600 Z N"/>
        </draw:custom-shape>
        <draw:frame draw:name="object 4" draw:style-name="gr11" draw:text-style-name="P4" draw:layer="layout" svg:width="1.471cm" svg:height="0.593cm" svg:x="3.247cm" svg:y="9.965cm">
          <draw:text-box>
            <text:p text:style-name="P5"><text:span text:style-name="T25">B</text:span><text:span text:style-name="T30">Y</text:span><text:span text:style-name="T25">O</text:span><text:span text:style-name="T25">C</text:span></text:p>
          </draw:text-box>
        </draw:frame>
        <draw:frame draw:name="object 5" draw:style-name="gr11" draw:text-style-name="P4" draw:layer="layout" svg:width="1.856cm" svg:height="0.593cm" svg:x="8.476cm" svg:y="9.965cm">
          <draw:text-box>
            <text:p text:style-name="P5"><text:span text:style-name="T25">E</text:span><text:span text:style-name="T27">v</text:span><text:span text:style-name="T26">e</text:span><text:span text:style-name="T26">n</text:span><text:span text:style-name="T25">t</text:span><text:span text:style-name="T26">o</text:span><text:span text:style-name="T26">s</text:span></text:p>
          </draw:text-box>
        </draw:frame>
        <draw:frame draw:name="object 6" draw:style-name="gr11" draw:text-style-name="P4" draw:layer="layout" svg:width="5.447cm" svg:height="0.593cm" svg:x="12.723cm" svg:y="9.965cm">
          <draw:text-box>
            <text:p text:style-name="P5"><text:span text:style-name="T26">S</text:span><text:span text:style-name="T26">o</text:span><text:span text:style-name="T26">l</text:span><text:span text:style-name="T25">o</text:span><text:span text:style-name="T37"> </text:span><text:span text:style-name="T25">c</text:span><text:span text:style-name="T26">u</text:span><text:span text:style-name="T26">a</text:span><text:span text:style-name="T26">n</text:span><text:span text:style-name="T26">d</text:span><text:span text:style-name="T25">o</text:span><text:span text:style-name="T29"> </text:span><text:span text:style-name="T25">s</text:span><text:span text:style-name="T25">e</text:span><text:span text:style-name="T24"> </text:span><text:span text:style-name="T26">n</text:span><text:span text:style-name="T26">e</text:span><text:span text:style-name="T25">c</text:span><text:span text:style-name="T26">e</text:span><text:span text:style-name="T25">s</text:span><text:span text:style-name="T26">i</text:span><text:span text:style-name="T23">t</text:span><text:span text:style-name="T25">a</text:span></text:p>
          </draw:text-box>
        </draw:frame>
        <draw:frame draw:name="object 7" draw:style-name="gr11" draw:text-style-name="P4" draw:layer="layout" svg:width="3.006cm" svg:height="0.593cm" svg:x="19.866cm" svg:y="9.965cm">
          <draw:text-box>
            <text:p text:style-name="P5"><text:span text:style-name="T26">P</text:span><text:span text:style-name="T26">a</text:span><text:span text:style-name="T26">g</text:span><text:span text:style-name="T25">o</text:span><text:span text:style-name="T37"> </text:span><text:span text:style-name="T26">p</text:span><text:span text:style-name="T26">o</text:span><text:span text:style-name="T25">r</text:span><text:span text:style-name="T37"> </text:span><text:span text:style-name="T26">u</text:span><text:span text:style-name="T25">s</text:span><text:span text:style-name="T25">o</text:span></text:p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1T33">
        <draw:frame draw:name="object 2" presentation:style-name="pr3" draw:text-style-name="P4" draw:layer="layout" svg:width="23.091cm" svg:height="1.186cm" svg:x="1.154cm" svg:y="0.573cm" presentation:class="title">
          <draw:text-box>
            <text:p text:style-name="P8"><text:span text:style-name="T19">C</text:span><text:span text:style-name="T19">ar</text:span><text:span text:style-name="T36">a</text:span><text:span text:style-name="T19">c</text:span><text:span text:style-name="T38">t</text:span><text:span text:style-name="T19">e</text:span><text:span text:style-name="T39">r</text:span><text:span text:style-name="T39">í</text:span><text:span text:style-name="T36">s</text:span><text:span text:style-name="T40">t</text:span><text:span text:style-name="T36">i</text:span><text:span text:style-name="T36">c</text:span><text:span text:style-name="T36">a</text:span><text:span text:style-name="T21">s</text:span></text:p>
          </draw:text-box>
        </draw:frame>
        <draw:frame draw:name="object 3" draw:style-name="gr12" draw:text-style-name="P4" draw:layer="layout" svg:width="16.69cm" svg:height="9.552cm" svg:x="1.165cm" svg:y="3.036cm">
          <draw:text-box>
            <text:list text:style-name="L2">
              <text:list-item>
                <text:p text:style-name="P18"><text:span text:style-name="T41">O</text:span><text:span text:style-name="T12">ri</text:span><text:span text:style-name="T13">e</text:span><text:span text:style-name="T12">ntad</text:span><text:span text:style-name="T14">o</text:span><text:span text:style-name="T42"> </text:span><text:span text:style-name="T14">a</text:span><text:span text:style-name="T16"> </text:span><text:span text:style-name="T12">eventos</text:span></text:p>
              </text:list-item>
              <text:list-item>
                <text:p text:style-name="P19"><text:span text:style-name="T14">S</text:span><text:span text:style-name="T13">i</text:span><text:span text:style-name="T14">n</text:span><text:span text:style-name="T43"> </text:span><text:span text:style-name="T12">estad</text:span><text:span text:style-name="T14">o</text:span><text:span text:style-name="T42"> </text:span><text:span text:style-name="T13">(s</text:span><text:span text:style-name="T12">tateless)</text:span></text:p>
              </text:list-item>
              <text:list-item>
                <text:p text:style-name="P20"><text:span text:style-name="T12">C</text:span><text:span text:style-name="T13">o</text:span><text:span text:style-name="T12">ncurrenci</text:span><text:span text:style-name="T14">a</text:span><text:span text:style-name="T44"> </text:span><text:span text:style-name="T14">(1,000</text:span><text:span text:style-name="T42"> </text:span><text:span text:style-name="T12">ejecucio</text:span><text:span text:style-name="T13">n</text:span><text:span text:style-name="T12">es</text:span><text:span text:style-name="T14">)</text:span></text:p>
              </text:list-item>
              <text:list-item>
                <text:p text:style-name="P19"><text:span text:style-name="T14">S</text:span><text:span text:style-name="T13">i</text:span><text:span text:style-name="T14">n</text:span><text:span text:style-name="T43"> </text:span><text:span text:style-name="T12">i</text:span><text:span text:style-name="T13">nf</text:span><text:span text:style-name="T12">raestructu</text:span><text:span text:style-name="T45">r</text:span><text:span text:style-name="T14">a</text:span><text:span text:style-name="T16"> </text:span><text:span text:style-name="T12">qu</text:span><text:span text:style-name="T14">e</text:span><text:span text:style-name="T43"> </text:span><text:span text:style-name="T14">manejar</text:span></text:p>
              </text:list-item>
              <text:list-item>
                <text:p text:style-name="P19"><text:span text:style-name="T14">P</text:span><text:span text:style-name="T13">o</text:span><text:span text:style-name="T14">ca</text:span><text:span text:style-name="T16"> </text:span><text:span text:style-name="T12">d</text:span><text:span text:style-name="T13">u</text:span><text:span text:style-name="T14">raci</text:span><text:span text:style-name="T46">ó</text:span><text:span text:style-name="T14">n</text:span><text:span text:style-name="T15"> </text:span><text:span text:style-name="T14">(ma</text:span><text:span text:style-name="T46">x</text:span><text:span text:style-name="T12">im</text:span><text:span text:style-name="T14">o</text:span><text:span text:style-name="T47"> </text:span><text:span text:style-name="T14">5</text:span><text:span text:style-name="T16"> </text:span><text:span text:style-name="T14">se</text:span><text:span text:style-name="T46">g</text:span><text:span text:style-name="T12">u</text:span><text:span text:style-name="T13">n</text:span><text:span text:style-name="T12">d</text:span><text:span text:style-name="T13">o</text:span><text:span text:style-name="T12">s</text:span><text:span text:style-name="T14">)</text:span></text:p>
              </text:list-item>
              <text:list-item>
                <text:p text:style-name="P19"><text:span text:style-name="T12">N</text:span><text:span text:style-name="T13">o</text:span><text:span text:style-name="T12">de.</text:span><text:span text:style-name="T45">j</text:span><text:span text:style-name="T13">s,</text:span><text:span text:style-name="T42"> </text:span><text:span text:style-name="T14">Python,</text:span><text:span text:style-name="T48"> </text:span><text:span text:style-name="T14">Java</text:span><text:span text:style-name="T16"> </text:span><text:span text:style-name="T14">y</text:span><text:span text:style-name="T16"> </text:span><text:span text:style-name="T12">C</text:span><text:span text:style-name="T14">#</text:span></text:p>
              </text:list-item>
              <text:list-item>
                <text:p text:style-name="P19"><text:span text:style-name="T14">P</text:span><text:span text:style-name="T13">u</text:span><text:span text:style-name="T12">ed</text:span><text:span text:style-name="T14">e</text:span><text:span text:style-name="T47"> </text:span><text:span text:style-name="T14">consumir</text:span><text:span text:style-name="T43"> </text:span><text:span text:style-name="T14">recursos</text:span><text:span text:style-name="T47"> </text:span><text:span text:style-name="T12">i</text:span><text:span text:style-name="T13">nter</text:span><text:span text:style-name="T12">no</text:span><text:span text:style-name="T14">s</text:span><text:span text:style-name="T43"> </text:span><text:span text:style-name="T14">(VP</text:span><text:span text:style-name="T13">C</text:span><text:span text:style-name="T14">)</text:span></text:p>
              </text:list-item>
              <text:list-item>
                <text:p text:style-name="P19"><text:span text:style-name="T14">E</text:span><text:span text:style-name="T13">n</text:span><text:span text:style-name="T14">focarnos</text:span><text:span text:style-name="T43"> </text:span><text:span text:style-name="T12">e</text:span><text:span text:style-name="T14">n</text:span><text:span text:style-name="T16"> </text:span><text:span text:style-name="T12">l</text:span><text:span text:style-name="T14">o</text:span><text:span text:style-name="T49"> </text:span><text:span text:style-name="T12">qu</text:span><text:span text:style-name="T14">e</text:span><text:span text:style-name="T43"> </text:span><text:span text:style-name="T12">importa</text:span></text:p>
              </text:list-item>
            </text:list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1T33">
        <draw:frame draw:name="object 2" presentation:style-name="pr3" draw:text-style-name="P4" draw:layer="layout" svg:width="23.091cm" svg:height="1.186cm" svg:x="1.154cm" svg:y="0.573cm" presentation:class="title">
          <draw:text-box>
            <text:p text:style-name="P8"><text:span text:style-name="T36">P</text:span><text:span text:style-name="T36">r</text:span><text:span text:style-name="T36">e</text:span><text:span text:style-name="T36">c</text:span><text:span text:style-name="T36">i</text:span><text:span text:style-name="T36">o</text:span></text:p>
          </draw:text-box>
        </draw:frame>
        <draw:frame draw:name="object 3" draw:style-name="gr13" draw:text-style-name="P22" draw:layer="layout" svg:width="23.035cm" svg:height="9.861cm" svg:x="1.165cm" svg:y="3.036cm">
          <draw:text-box>
            <text:list text:style-name="L2">
              <text:list-item>
                <text:list>
                  <text:list-item>
                    <text:p text:style-name="P18"><text:span text:style-name="T50">E</text:span><text:span text:style-name="T50">j</text:span><text:span text:style-name="T50">e</text:span><text:span text:style-name="T50">c</text:span><text:span text:style-name="T50">u</text:span><text:span text:style-name="T50">c</text:span><text:span text:style-name="T51">i</text:span><text:span text:style-name="T52">o</text:span><text:span text:style-name="T52">n</text:span><text:span text:style-name="T51">e</text:span><text:span text:style-name="T50">s</text:span></text:p>
                    <text:list>
                      <text:list-item>
                        <text:p text:style-name="P18"><text:span text:style-name="T53">1</text:span><text:span text:style-name="T53"> </text:span><text:span text:style-name="T53">m</text:span><text:span text:style-name="T53">i</text:span><text:span text:style-name="T53">l</text:span><text:span text:style-name="T53">l</text:span><text:span text:style-name="T53">ó</text:span><text:span text:style-name="T53">n</text:span><text:span text:style-name="T53"> </text:span><text:span text:style-name="T53">g</text:span><text:span text:style-name="T53">r</text:span><text:span text:style-name="T53">a</text:span><text:span text:style-name="T53">t</text:span><text:span text:style-name="T53">i</text:span><text:span text:style-name="T53">s</text:span></text:p>
                      </text:list-item>
                      <text:list-item>
                        <text:p text:style-name="P18"><text:span text:style-name="T53">$</text:span><text:span text:style-name="T53"> </text:span><text:span text:style-name="T53">0</text:span><text:span text:style-name="T53">.</text:span><text:span text:style-name="T53">2</text:span><text:span text:style-name="T53">0</text:span><text:span text:style-name="T53"> </text:span><text:span text:style-name="T53">p</text:span><text:span text:style-name="T53">o</text:span><text:span text:style-name="T53">r</text:span><text:span text:style-name="T53"> </text:span><text:span text:style-name="T53">m</text:span><text:span text:style-name="T53">i</text:span><text:span text:style-name="T53">l</text:span><text:span text:style-name="T53">l</text:span><text:span text:style-name="T53">ó</text:span><text:span text:style-name="T53">n</text:span></text:p>
                      </text:list-item>
                    </text:list>
                    <text:p text:style-name="P18"><text:span text:style-name="T53"/></text:p>
                  </text:list-item>
                  <text:list-item>
                    <text:p text:style-name="P18"><text:span text:style-name="T54">D</text:span><text:span text:style-name="T54">u</text:span><text:span text:style-name="T54">r</text:span><text:span text:style-name="T54">a</text:span><text:span text:style-name="T54">c</text:span><text:span text:style-name="T54">i</text:span><text:span text:style-name="T54">ó</text:span><text:span text:style-name="T54">n</text:span></text:p>
                    <text:list>
                      <text:list-item>
                        <text:p text:style-name="P18"><text:span text:style-name="T53">G</text:span><text:span text:style-name="T53">B</text:span><text:span text:style-name="T53"> </text:span><text:span text:style-name="T53">p</text:span><text:span text:style-name="T53">o</text:span><text:span text:style-name="T53">r</text:span><text:span text:style-name="T53"> </text:span><text:span text:style-name="T53">s</text:span><text:span text:style-name="T53">e</text:span><text:span text:style-name="T53">g</text:span><text:span text:style-name="T53">u</text:span><text:span text:style-name="T53">n</text:span><text:span text:style-name="T53">d</text:span><text:span text:style-name="T53">o</text:span></text:p>
                      </text:list-item>
                      <text:list-item>
                        <text:p text:style-name="P18"><text:span text:style-name="T53">4</text:span><text:span text:style-name="T53">0</text:span><text:span text:style-name="T53">0</text:span><text:span text:style-name="T53">.</text:span><text:span text:style-name="T53">0</text:span><text:span text:style-name="T53">0</text:span><text:span text:style-name="T53">0</text:span><text:span text:style-name="T53"> </text:span><text:span text:style-name="T53">G</text:span><text:span text:style-name="T53">B</text:span><text:span text:style-name="T53">/</text:span><text:span text:style-name="T53">s</text:span></text:p>
                      </text:list-item>
                      <text:list-item>
                        <text:p text:style-name="P18"><text:span text:style-name="T53">$</text:span><text:span text:style-name="T53"> </text:span><text:span text:style-name="T53">0</text:span><text:span text:style-name="T53">.</text:span><text:span text:style-name="T53">0</text:span><text:span text:style-name="T53">0</text:span><text:span text:style-name="T53">0</text:span><text:span text:style-name="T53">0</text:span><text:span text:style-name="T53">1</text:span><text:span text:style-name="T53">6</text:span><text:span text:style-name="T53">7</text:span><text:span text:style-name="T53">7</text:span><text:span text:style-name="T53"> </text:span><text:span text:style-name="T53">G</text:span><text:span text:style-name="T53">B</text:span><text:span text:style-name="T53">/</text:span><text:span text:style-name="T53">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21"><text:span text:style-name="T55"/></text:p>
              </text:list-header>
            </text:list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>
        <draw:frame draw:name="object 2" presentation:style-name="pr3" draw:text-style-name="P23" draw:layer="layout" svg:width="23.091cm" svg:height="1.186cm" svg:x="1.154cm" svg:y="0.573cm" presentation:class="title">
          <draw:text-box>
            <text:p text:style-name="P8"><text:span text:style-name="T36">P</text:span><text:span text:style-name="T36">r</text:span><text:span text:style-name="T36">e</text:span><text:span text:style-name="T36">c</text:span><text:span text:style-name="T36">i</text:span><text:span text:style-name="T36">o</text:span><text:span text:style-name="T56"> </text:span><text:span text:style-name="T38">(</text:span><text:span text:style-name="T21">E</text:span><text:span text:style-name="T21">j</text:span><text:span text:style-name="T21">e</text:span><text:span text:style-name="T21">m</text:span><text:span text:style-name="T21">p</text:span><text:span text:style-name="T21">l</text:span><text:span text:style-name="T19">o</text:span><text:span text:style-name="T39">)</text:span></text:p>
          </draw:text-box>
        </draw:frame>
        <draw:frame draw:name="object 3" draw:style-name="gr14" draw:text-style-name="P4" draw:layer="layout" svg:width="15.995cm" svg:height="9.961cm" svg:x="1.165cm" svg:y="3.036cm">
          <draw:text-box>
            <text:list text:style-name="L2">
              <text:list-item>
                <text:p text:style-name="P18"><text:span text:style-name="T41">G</text:span><text:span text:style-name="T12">r</text:span><text:span text:style-name="T46">a</text:span><text:span text:style-name="T46">t</text:span><text:span text:style-name="T46">i</text:span><text:span text:style-name="T46">s</text:span><text:span text:style-name="T13">:</text:span><text:span text:style-name="T57"> </text:span><text:span text:style-name="T14">1</text:span><text:span text:style-name="T48"> </text:span><text:span text:style-name="T14">M</text:span><text:span text:style-name="T16"> </text:span><text:span text:style-name="T14">y</text:span><text:span text:style-name="T16"> </text:span><text:span text:style-name="T12">4</text:span><text:span text:style-name="T12">0</text:span><text:span text:style-name="T12">0</text:span><text:span text:style-name="T12">,</text:span><text:span text:style-name="T12">0</text:span><text:span text:style-name="T12">0</text:span><text:span text:style-name="T14">0</text:span><text:span text:style-name="T47"> </text:span><text:span text:style-name="T46">G</text:span><text:span text:style-name="T46">B</text:span><text:span text:style-name="T46">/</text:span><text:span text:style-name="T46">s</text:span></text:p>
              </text:list-item>
              <text:list-item>
                <text:p text:style-name="P19"><text:span text:style-name="T12">1</text:span><text:span text:style-name="T12">2</text:span><text:span text:style-name="T14">8</text:span><text:span text:style-name="T42"> </text:span><text:span text:style-name="T14">M</text:span><text:span text:style-name="T14">B</text:span><text:span text:style-name="T49"> </text:span><text:span text:style-name="T14">c</text:span><text:span text:style-name="T14">o</text:span><text:span text:style-name="T14">n</text:span><text:span text:style-name="T16"> </text:span><text:span text:style-name="T12">3</text:span><text:span text:style-name="T12">0</text:span><text:span text:style-name="T14">M</text:span><text:span text:style-name="T16"> </text:span><text:span text:style-name="T14">y</text:span><text:span text:style-name="T16"> </text:span><text:span text:style-name="T12">2</text:span><text:span text:style-name="T12">0</text:span><text:span text:style-name="T13">0</text:span><text:span text:style-name="T14">m</text:span><text:span text:style-name="T14">s</text:span><text:span text:style-name="T43"> </text:span><text:span text:style-name="T14">c</text:span><text:span text:style-name="T14">a</text:span><text:span text:style-name="T14">d</text:span><text:span text:style-name="T14">a</text:span><text:span text:style-name="T47"> </text:span><text:span text:style-name="T14">v</text:span><text:span text:style-name="T14">e</text:span><text:span text:style-name="T14">z</text:span></text:p>
              </text:list-item>
              <text:list-item>
                <text:p text:style-name="P20"><text:span text:style-name="T12">C</text:span><text:span text:style-name="T13">o</text:span><text:span text:style-name="T14">m</text:span><text:span text:style-name="T14">p</text:span><text:span text:style-name="T14">u</text:span><text:span text:style-name="T14">t</text:span><text:span text:style-name="T14">o</text:span></text:p>
              </text:list-item>
            </text:list>
            <text:p text:style-name="P24"><text:span text:style-name="T58">•</text:span><text:span text:style-name="T58"><text:tab/></text:span><text:span text:style-name="T59">3</text:span><text:span text:style-name="T58">0</text:span><text:span text:style-name="T60"> </text:span><text:span text:style-name="T58">M</text:span><text:span text:style-name="T61"> </text:span><text:span text:style-name="T58">*</text:span><text:span text:style-name="T60"> </text:span><text:span text:style-name="T58">(</text:span><text:span text:style-name="T58">0</text:span><text:span text:style-name="T58">.</text:span><text:span text:style-name="T58">2</text:span><text:span text:style-name="T62"> </text:span><text:span text:style-name="T58">s</text:span><text:span text:style-name="T63">e</text:span><text:span text:style-name="T58">g</text:span><text:span text:style-name="T58">)</text:span><text:span text:style-name="T64"> </text:span><text:span text:style-name="T58">=</text:span><text:span text:style-name="T65"> </text:span><text:span text:style-name="T59">6</text:span><text:span text:style-name="T59">,</text:span><text:span text:style-name="T59">0</text:span><text:span text:style-name="T59">0</text:span><text:span text:style-name="T59">0</text:span><text:span text:style-name="T59">,</text:span><text:span text:style-name="T59">0</text:span><text:span text:style-name="T59">0</text:span><text:span text:style-name="T58">0</text:span><text:span text:style-name="T66"> </text:span><text:span text:style-name="T58">s</text:span><text:span text:style-name="T63">e</text:span><text:span text:style-name="T59">g</text:span><text:span text:style-name="T59">u</text:span><text:span text:style-name="T59">n</text:span><text:span text:style-name="T63">d</text:span><text:span text:style-name="T59">o</text:span><text:span text:style-name="T59">s</text:span></text:p>
            <text:p text:style-name="P21"><text:span text:style-name="T58">•</text:span><text:span text:style-name="T58"><text:tab/></text:span><text:span text:style-name="T59">6</text:span><text:span text:style-name="T59">,</text:span><text:span text:style-name="T59">0</text:span><text:span text:style-name="T59">0</text:span><text:span text:style-name="T59">0</text:span><text:span text:style-name="T59">,</text:span><text:span text:style-name="T59">0</text:span><text:span text:style-name="T59">0</text:span><text:span text:style-name="T58">0</text:span><text:span text:style-name="T66"> </text:span><text:span text:style-name="T58">*</text:span><text:span text:style-name="T67"> </text:span><text:span text:style-name="T59">1</text:span><text:span text:style-name="T59">2</text:span><text:span text:style-name="T59">8</text:span><text:span text:style-name="T59">M</text:span><text:span text:style-name="T59">B</text:span><text:span text:style-name="T68">/</text:span><text:span text:style-name="T59">1</text:span><text:span text:style-name="T59">0</text:span><text:span text:style-name="T59">2</text:span><text:span text:style-name="T58">4</text:span><text:span text:style-name="T64"> </text:span><text:span text:style-name="T58">=</text:span><text:span text:style-name="T64"> </text:span><text:span text:style-name="T59">7</text:span><text:span text:style-name="T59">5</text:span><text:span text:style-name="T59">0</text:span><text:span text:style-name="T59">,</text:span><text:span text:style-name="T59">0</text:span><text:span text:style-name="T59">0</text:span><text:span text:style-name="T58">0</text:span><text:span text:style-name="T69"> </text:span><text:span text:style-name="T58">G</text:span><text:span text:style-name="T58">B</text:span><text:span text:style-name="T68">/</text:span><text:span text:style-name="T58">s</text:span></text:p>
            <text:p text:style-name="P21"><text:span text:style-name="T58">•</text:span><text:span text:style-name="T58"><text:tab/></text:span><text:span text:style-name="T59">3</text:span><text:span text:style-name="T59">5</text:span><text:span text:style-name="T59">0</text:span><text:span text:style-name="T59">,</text:span><text:span text:style-name="T59">0</text:span><text:span text:style-name="T59">0</text:span><text:span text:style-name="T58">0</text:span><text:span text:style-name="T69"> </text:span><text:span text:style-name="T58">*</text:span><text:span text:style-name="T60"> </text:span><text:span text:style-name="T59">$</text:span><text:span text:style-name="T59">0</text:span><text:span text:style-name="T59">.</text:span><text:span text:style-name="T59">0</text:span><text:span text:style-name="T59">0</text:span><text:span text:style-name="T59">0</text:span><text:span text:style-name="T59">0</text:span><text:span text:style-name="T63">1</text:span><text:span text:style-name="T59">6</text:span><text:span text:style-name="T59">6</text:span><text:span text:style-name="T58">7</text:span><text:span text:style-name="T66"> </text:span><text:span text:style-name="T58">=</text:span><text:span text:style-name="T65"> </text:span><text:span text:style-name="T59">$</text:span><text:span text:style-name="T59">5</text:span><text:span text:style-name="T59">.</text:span><text:span text:style-name="T59">8</text:span><text:span text:style-name="T59">3</text:span></text:p>
            <text:list text:continue-numbering="true" text:style-name="L2">
              <text:list-item>
                <text:p text:style-name="P25"><text:span text:style-name="T14">E</text:span><text:span text:style-name="T14">j</text:span><text:span text:style-name="T14">e</text:span><text:span text:style-name="T14">c</text:span><text:span text:style-name="T14">u</text:span><text:span text:style-name="T14">c</text:span><text:span text:style-name="T13">i</text:span><text:span text:style-name="T12">o</text:span><text:span text:style-name="T12">n</text:span><text:span text:style-name="T13">e</text:span><text:span text:style-name="T14">s</text:span></text:p>
              </text:list-item>
            </text:list>
            <text:p text:style-name="P24"><text:span text:style-name="T58">•</text:span><text:span text:style-name="T58"><text:tab/></text:span><text:span text:style-name="T59">2</text:span><text:span text:style-name="T59">9</text:span><text:span text:style-name="T58">M</text:span><text:span text:style-name="T69"> </text:span><text:span text:style-name="T58">*</text:span><text:span text:style-name="T69"> </text:span><text:span text:style-name="T59">$</text:span><text:span text:style-name="T59">0</text:span><text:span text:style-name="T59">.</text:span><text:span text:style-name="T59">2</text:span><text:span text:style-name="T68">/</text:span><text:span text:style-name="T58">M</text:span><text:span text:style-name="T66"> </text:span><text:span text:style-name="T58">=</text:span><text:span text:style-name="T60"> </text:span><text:span text:style-name="T59">$</text:span><text:span text:style-name="T59">5</text:span><text:span text:style-name="T59">.</text:span><text:span text:style-name="T59">8</text:span><text:span text:style-name="T59">0</text:span></text:p>
            <text:list text:continue-numbering="true" text:style-name="L2">
              <text:list-item>
                <text:p text:style-name="P19"><text:span text:style-name="T70">T</text:span><text:span text:style-name="T12">o</text:span><text:span text:style-name="T12">t</text:span><text:span text:style-name="T12">a</text:span><text:span text:style-name="T12">l</text:span><text:span text:style-name="T14">:</text:span><text:span text:style-name="T16"> </text:span><text:span text:style-name="T13">$</text:span><text:span text:style-name="T71">1</text:span><text:span text:style-name="T12">1</text:span><text:span text:style-name="T12">.</text:span><text:span text:style-name="T12">6</text:span><text:span text:style-name="T14">3</text:span><text:span text:style-name="T43"> </text:span><text:span text:style-name="T12">a</text:span><text:span text:style-name="T14">l</text:span><text:span text:style-name="T16"> </text:span><text:span text:style-name="T14">m</text:span><text:span text:style-name="T14">e</text:span><text:span text:style-name="T14">s</text:span></text:p>
              </text:list-item>
            </text:list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19" draw:style-name="dp3" draw:master-page-name="Master1-Layout4-obj-Title-Only" presentation:presentation-page-layout-name="AL2T12">
        <draw:frame draw:name="object 2" draw:style-name="gr4" draw:text-style-name="P4" draw:layer="layout" svg:width="15.131cm" svg:height="1.694cm" svg:x="1.32cm" svg:y="6.112cm">
          <draw:text-box>
            <text:p text:style-name="P5"><text:span text:style-name="T8">S</text:span><text:span text:style-name="T8">e</text:span><text:span text:style-name="T8">r</text:span><text:span text:style-name="T8">v</text:span><text:span text:style-name="T8">e</text:span><text:span text:style-name="T8">r</text:span><text:span text:style-name="T8">l</text:span><text:span text:style-name="T8">e</text:span><text:span text:style-name="T8">s</text:span><text:span text:style-name="T8">s</text:span><text:span text:style-name="T72"> </text:span><text:span text:style-name="T8">F</text:span><text:span text:style-name="T8">r</text:span><text:span text:style-name="T8">a</text:span><text:span text:style-name="T8">m</text:span><text:span text:style-name="T8">e</text:span><text:span text:style-name="T8">w</text:span><text:span text:style-name="T8">o</text:span><text:span text:style-name="T8">r</text:span><text:span text:style-name="T8">k</text:span></text:p>
          </draw:text-box>
        </draw:frame>
        <presentation:notes draw:style-name="dp2">
          <draw:frame draw:name="Notes Placeholder" presentation:style-name="pr2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20" draw:style-name="dp1" draw:master-page-name="Master1-Layout5-obj-Blank" presentation:presentation-page-layout-name="AL3T13">
        <draw:custom-shape draw:name="object 2" draw:style-name="gr15" draw:text-style-name="P26" draw:layer="layout" svg:width="22.792cm" svg:height="9.648cm" svg:x="1.304cm" svg:y="2.32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Notes Placeholder" presentation:style-name="pr4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21" draw:style-name="dp1" draw:master-page-name="Master1-Layout2-obj-Title-and-Content" presentation:presentation-page-layout-name="AL1T33">
        <draw:frame draw:name="object 2" presentation:style-name="pr3" draw:text-style-name="P4" draw:layer="layout" svg:width="23.091cm" svg:height="1.186cm" svg:x="1.154cm" svg:y="0.573cm" presentation:class="title" presentation:user-transformed="true">
          <draw:text-box>
            <text:p text:style-name="P8"><text:span text:style-name="T19">¿</text:span><text:span text:style-name="T21">Q</text:span><text:span text:style-name="T21">u</text:span><text:span text:style-name="T21">é</text:span><text:span text:style-name="T73"> </text:span><text:span text:style-name="T36">e</text:span><text:span text:style-name="T36">s</text:span><text:span text:style-name="T21">?</text:span></text:p>
          </draw:text-box>
        </draw:frame>
        <draw:frame draw:name="object 3" draw:style-name="gr16" draw:text-style-name="P4" draw:layer="layout" svg:width="19.897cm" svg:height="5.895cm" svg:x="1.165cm" svg:y="3.036cm">
          <draw:text-box>
            <text:list text:style-name="L2">
              <text:list-item>
                <text:p text:style-name="P18"><text:span text:style-name="T12">D</text:span><text:span text:style-name="T13">e</text:span><text:span text:style-name="T14">s</text:span><text:span text:style-name="T14">a</text:span><text:span text:style-name="T14">r</text:span><text:span text:style-name="T14">o</text:span><text:span text:style-name="T14">l</text:span><text:span text:style-name="T46">l</text:span><text:span text:style-name="T12">a</text:span><text:span text:style-name="T14">r</text:span><text:span text:style-name="T74"> </text:span><text:span text:style-name="T14">y</text:span><text:span text:style-name="T49"> </text:span><text:span text:style-name="T12">p</text:span><text:span text:style-name="T12">u</text:span><text:span text:style-name="T13">b</text:span><text:span text:style-name="T12">l</text:span><text:span text:style-name="T13">i</text:span><text:span text:style-name="T14">c</text:span><text:span text:style-name="T14">a</text:span><text:span text:style-name="T14">r</text:span><text:span text:style-name="T75"> </text:span><text:span text:style-name="T14">f</text:span><text:span text:style-name="T14">u</text:span><text:span text:style-name="T14">n</text:span><text:span text:style-name="T14">c</text:span><text:span text:style-name="T14">i</text:span><text:span text:style-name="T14">o</text:span><text:span text:style-name="T46">n</text:span><text:span text:style-name="T12">e</text:span><text:span text:style-name="T14">s</text:span><text:span text:style-name="T75"> </text:span><text:span text:style-name="T12">l</text:span><text:span text:style-name="T13">a</text:span><text:span text:style-name="T14">m</text:span><text:span text:style-name="T14">b</text:span><text:span text:style-name="T14">d</text:span><text:span text:style-name="T14">a</text:span></text:p>
              </text:list-item>
              <text:list-item>
                <text:p text:style-name="P19"><text:span text:style-name="T14">S</text:span><text:span text:style-name="T14">e</text:span><text:span text:style-name="T49"> </text:span><text:span text:style-name="T12">p</text:span><text:span text:style-name="T12">u</text:span><text:span text:style-name="T12">e</text:span><text:span text:style-name="T12">d</text:span><text:span text:style-name="T14">e</text:span><text:span text:style-name="T43"> </text:span><text:span text:style-name="T12">i</text:span><text:span text:style-name="T13">n</text:span><text:span text:style-name="T14">c</text:span><text:span text:style-name="T14">l</text:span><text:span text:style-name="T13">u</text:span><text:span text:style-name="T12">i</text:span><text:span text:style-name="T14">r</text:span><text:span text:style-name="T76"> </text:span><text:span text:style-name="T12">l</text:span><text:span text:style-name="T14">a</text:span><text:span text:style-name="T49"> </text:span><text:span text:style-name="T12">i</text:span><text:span text:style-name="T13">n</text:span><text:span text:style-name="T13">f</text:span><text:span text:style-name="T12">r</text:span><text:span text:style-name="T12">a</text:span><text:span text:style-name="T12">e</text:span><text:span text:style-name="T12">s</text:span><text:span text:style-name="T12">t</text:span><text:span text:style-name="T12">r</text:span><text:span text:style-name="T12">u</text:span><text:span text:style-name="T12">c</text:span><text:span text:style-name="T12">t</text:span><text:span text:style-name="T12">u</text:span><text:span text:style-name="T45">r</text:span><text:span text:style-name="T14">a</text:span><text:span text:style-name="T47"> </text:span><text:span text:style-name="T12">q</text:span><text:span text:style-name="T12">u</text:span><text:span text:style-name="T14">e</text:span><text:span text:style-name="T16"> </text:span><text:span text:style-name="T12">n</text:span><text:span text:style-name="T12">e</text:span><text:span text:style-name="T12">c</text:span><text:span text:style-name="T13">e</text:span><text:span text:style-name="T14">s</text:span><text:span text:style-name="T14">i</text:span><text:span text:style-name="T14">t</text:span><text:span text:style-name="T14">a</text:span></text:p>
              </text:list-item>
              <text:list-item>
                <text:p text:style-name="P20"><text:span text:style-name="T12">C</text:span><text:span text:style-name="T13">L</text:span><text:span text:style-name="T13">I</text:span><text:span text:style-name="T42"> </text:span><text:span text:style-name="T12">p</text:span><text:span text:style-name="T12">a</text:span><text:span text:style-name="T12">r</text:span><text:span text:style-name="T14">a</text:span><text:span text:style-name="T42"> </text:span><text:span text:style-name="T41">e</text:span><text:span text:style-name="T41">s</text:span><text:span text:style-name="T41">t</text:span><text:span text:style-name="T14">r</text:span><text:span text:style-name="T12">u</text:span><text:span text:style-name="T12">c</text:span><text:span text:style-name="T12">t</text:span><text:span text:style-name="T12">u</text:span><text:span text:style-name="T77">r</text:span><text:span text:style-name="T12">a</text:span><text:span text:style-name="T14">r</text:span><text:span text:style-name="T78"> </text:span><text:span text:style-name="T14">y</text:span><text:span text:style-name="T42"> </text:span><text:span text:style-name="T12">a</text:span><text:span text:style-name="T12">u</text:span><text:span text:style-name="T12">t</text:span><text:span text:style-name="T12">o</text:span><text:span text:style-name="T12">m</text:span><text:span text:style-name="T12">a</text:span><text:span text:style-name="T12">t</text:span><text:span text:style-name="T12">i</text:span><text:span text:style-name="T12">z</text:span><text:span text:style-name="T12">a</text:span><text:span text:style-name="T14">r</text:span><text:span text:style-name="T47"> </text:span><text:span text:style-name="T14">(</text:span><text:span text:style-name="T14">b</text:span><text:span text:style-name="T14">e</text:span><text:span text:style-name="T14">s</text:span><text:span text:style-name="T14">t</text:span><text:span text:style-name="T16"> </text:span><text:span text:style-name="T12">p</text:span><text:span text:style-name="T12">r</text:span><text:span text:style-name="T12">a</text:span><text:span text:style-name="T12">c</text:span><text:span text:style-name="T12">t</text:span><text:span text:style-name="T12">i</text:span><text:span text:style-name="T12">c</text:span><text:span text:style-name="T12">e</text:span><text:span text:style-name="T12">s</text:span><text:span text:style-name="T12">)</text:span></text:p>
              </text:list-item>
              <text:list-item>
                <text:p text:style-name="P19"><text:span text:style-name="T14">S</text:span><text:span text:style-name="T13">o</text:span><text:span text:style-name="T12">p</text:span><text:span text:style-name="T12">o</text:span><text:span text:style-name="T12">r</text:span><text:span text:style-name="T12">t</text:span><text:span text:style-name="T14">a</text:span><text:span text:style-name="T47"> </text:span><text:span text:style-name="T14">m</text:span><text:span text:style-name="T14">u</text:span><text:span text:style-name="T14">l</text:span><text:span text:style-name="T14">t</text:span><text:span text:style-name="T14">i</text:span><text:span text:style-name="T14">p</text:span><text:span text:style-name="T46">l</text:span><text:span text:style-name="T12">e</text:span><text:span text:style-name="T14">s</text:span><text:span text:style-name="T75"> </text:span><text:span text:style-name="T12">l</text:span><text:span text:style-name="T13">e</text:span><text:span text:style-name="T12">n</text:span><text:span text:style-name="T12">g</text:span><text:span text:style-name="T13">u</text:span><text:span text:style-name="T12">a</text:span><text:span text:style-name="T12">j</text:span><text:span text:style-name="T12">e</text:span><text:span text:style-name="T12">s</text:span></text:p>
              </text:list-item>
              <text:list-item>
                <text:p text:style-name="P19"><text:span text:style-name="T12">C</text:span><text:span text:style-name="T13">o</text:span><text:span text:style-name="T14">m</text:span><text:span text:style-name="T14">p</text:span><text:span text:style-name="T14">o</text:span><text:span text:style-name="T13">n</text:span><text:span text:style-name="T12">e</text:span><text:span text:style-name="T13">n</text:span><text:span text:style-name="T14">t</text:span><text:span text:style-name="T14">e</text:span><text:span text:style-name="T12">s</text:span><text:span text:style-name="T14">:</text:span></text:p>
              </text:list-item>
            </text:list>
          </draw:text-box>
        </draw:frame>
        <draw:frame draw:name="object 4" draw:style-name="gr17" draw:text-style-name="P4" draw:layer="layout" svg:width="8.994cm" svg:height="3.925cm" svg:x="3.231cm" svg:y="9.021cm">
          <draw:text-box>
            <text:list text:style-name="L4">
              <text:list-item>
                <text:p text:style-name="P27"><text:span text:style-name="T79">F</text:span><text:span text:style-name="T79">u</text:span><text:span text:style-name="T79">n</text:span><text:span text:style-name="T79">c</text:span><text:span text:style-name="T80">i</text:span><text:span text:style-name="T81">o</text:span><text:span text:style-name="T81">n</text:span><text:span text:style-name="T81">e</text:span><text:span text:style-name="T79">s</text:span><text:span text:style-name="T82"> </text:span><text:span text:style-name="T81">(</text:span><text:span text:style-name="T79">c</text:span><text:span text:style-name="T83">o</text:span><text:span text:style-name="T83">m</text:span><text:span text:style-name="T79">o</text:span><text:span text:style-name="T84"> </text:span><text:span text:style-name="T81">m</text:span><text:span text:style-name="T80">i</text:span><text:span text:style-name="T79">c</text:span><text:span text:style-name="T79">r</text:span><text:span text:style-name="T79">o</text:span><text:span text:style-name="T79">s</text:span><text:span text:style-name="T79">e</text:span><text:span text:style-name="T79">r</text:span><text:span text:style-name="T79">v</text:span><text:span text:style-name="T79">i</text:span><text:span text:style-name="T79">c</text:span><text:span text:style-name="T79">i</text:span><text:span text:style-name="T80">o</text:span><text:span text:style-name="T79">)</text:span></text:p>
              </text:list-item>
              <text:list-item>
                <text:p text:style-name="P28"><text:span text:style-name="T81">E</text:span><text:span text:style-name="T85">v</text:span><text:span text:style-name="T81">e</text:span><text:span text:style-name="T81">n</text:span><text:span text:style-name="T81">t</text:span><text:span text:style-name="T81">o</text:span><text:span text:style-name="T79">s</text:span><text:span text:style-name="T86"> </text:span><text:span text:style-name="T85">(</text:span><text:span text:style-name="T85">t</text:span><text:span text:style-name="T83">r</text:span><text:span text:style-name="T85">i</text:span><text:span text:style-name="T81">g</text:span><text:span text:style-name="T81">g</text:span><text:span text:style-name="T81">e</text:span><text:span text:style-name="T81">r</text:span><text:span text:style-name="T81">)</text:span></text:p>
              </text:list-item>
              <text:list-item>
                <text:p text:style-name="P28"><text:span text:style-name="T83">R</text:span><text:span text:style-name="T83">e</text:span><text:span text:style-name="T79">c</text:span><text:span text:style-name="T81">u</text:span><text:span text:style-name="T81">r</text:span><text:span text:style-name="T81">s</text:span><text:span text:style-name="T81">o</text:span><text:span text:style-name="T79">s</text:span><text:span text:style-name="T86"> </text:span><text:span text:style-name="T81">(</text:span><text:span text:style-name="T85">i</text:span><text:span text:style-name="T81">n</text:span><text:span text:style-name="T81">f</text:span><text:span text:style-name="T81">r</text:span><text:span text:style-name="T81">a</text:span><text:span text:style-name="T81">e</text:span><text:span text:style-name="T81">s</text:span><text:span text:style-name="T79">t</text:span><text:span text:style-name="T79">r</text:span><text:span text:style-name="T79">u</text:span><text:span text:style-name="T79">c</text:span><text:span text:style-name="T79">t</text:span><text:span text:style-name="T79">u</text:span><text:span text:style-name="T79">r</text:span><text:span text:style-name="T79">a</text:span><text:span text:style-name="T79">)</text:span></text:p>
              </text:list-item>
              <text:list-item>
                <text:p text:style-name="P28"><text:span text:style-name="T79">S</text:span><text:span text:style-name="T79">e</text:span><text:span text:style-name="T79">r</text:span><text:span text:style-name="T79">v</text:span><text:span text:style-name="T79">i</text:span><text:span text:style-name="T79">c</text:span><text:span text:style-name="T79">i</text:span><text:span text:style-name="T81">o</text:span><text:span text:style-name="T79">s</text:span><text:span text:style-name="T87"> </text:span><text:span text:style-name="T81">(</text:span><text:span text:style-name="T81">p</text:span><text:span text:style-name="T81">r</text:span><text:span text:style-name="T81">o</text:span><text:span text:style-name="T88">y</text:span><text:span text:style-name="T81">e</text:span><text:span text:style-name="T81">c</text:span><text:span text:style-name="T81">t</text:span><text:span text:style-name="T79">o</text:span><text:span text:style-name="T79">)</text:span></text:p>
              </text:list-item>
              <text:list-item>
                <text:p text:style-name="P28"><text:span text:style-name="T81">P</text:span><text:span text:style-name="T80">l</text:span><text:span text:style-name="T81">u</text:span><text:span text:style-name="T81">g</text:span><text:span text:style-name="T85">i</text:span><text:span text:style-name="T81">n</text:span><text:span text:style-name="T81">s</text:span></text:p>
              </text:list-item>
            </text:list>
          </draw:text-box>
        </draw:frame>
        <presentation:notes draw:style-name="dp2">
          <draw:frame draw:name="Notes Placeholder" presentation:style-name="pr1" draw:text-style-name="P7" draw:layer="layout" svg:width="0.001cm" svg:height="0.001cm" svg:x="0cm" svg:y="0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432" xlink:href="Pictures/10000201000000EF000000B3F1812AFD640BD14C.png" xlink:type="simple" xlink:show="embed" xlink:actuate="onLoad"/>
    <draw:fill-image draw:name="a436" xlink:href="Pictures/10000201000000EF000000B3709E0E167FD923F6.png" xlink:type="simple" xlink:show="embed" xlink:actuate="onLoad"/>
    <draw:fill-image draw:name="a440" xlink:href="Pictures/10000201000000EF000000B378F4830731C34427.png" xlink:type="simple" xlink:show="embed" xlink:actuate="onLoad"/>
    <draw:fill-image draw:name="a456" xlink:href="Pictures/10000000000003E9000000EF33D66983D3C904E0.jpg" xlink:type="simple" xlink:show="embed" xlink:actuate="onLoad"/>
    <draw:fill-image draw:name="a982" xlink:href="Pictures/100000000000040F000001B8B31AC20ED79B5163.jp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obj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1" style:family="presentation">
      <style:graphic-properties draw:stroke="none" draw:fill="none" draw:auto-grow-height="false" draw:fit-to-size="shrink-to-fit" style:shrink-to-fit="true">
        <text:list-style style:name="Master1-Layout1-obj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2" style:family="presentation" style:parent-style-name="Master1-Layout1-obj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obj-Title-Slide-outline3" style:family="presentation" style:parent-style-name="Master1-Layout1-obj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obj-Title-Slide-outline4" style:family="presentation" style:parent-style-name="Master1-Layout1-obj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obj-Title-Slide-outline5" style:family="presentation" style:parent-style-name="Master1-Layout1-obj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6" style:family="presentation" style:parent-style-name="Master1-Layout1-obj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7" style:family="presentation" style:parent-style-name="Master1-Layout1-obj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8" style:family="presentation" style:parent-style-name="Master1-Layout1-obj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9" style:family="presentation" style:parent-style-name="Master1-Layout1-obj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obj-Title-Slide-subtitle" style:family="presentation">
      <style:graphic-properties draw:stroke="none" draw:fill="none" draw:textarea-vertical-align="middle">
        <text:list-style style:name="Master1-Layout1-obj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title" style:family="presentation">
      <style:graphic-properties draw:stroke="none" draw:fill="none" draw:textarea-vertical-align="middle">
        <text:list-style style:name="Master1-Layout1-obj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1" style:family="presentation">
      <style:graphic-properties draw:stroke="none" draw:fill="none" draw:auto-grow-height="false" draw:fit-to-size="shrink-to-fit" style:shrink-to-fit="true">
        <text:list-style style:name="Master1-Layout3-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2" style:family="presentation" style:parent-style-name="Master1-Layout3-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3-obj-Two-Content-outline3" style:family="presentation" style:parent-style-name="Master1-Layout3-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3-obj-Two-Content-outline4" style:family="presentation" style:parent-style-name="Master1-Layout3-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3-obj-Two-Content-outline5" style:family="presentation" style:parent-style-name="Master1-Layout3-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6" style:family="presentation" style:parent-style-name="Master1-Layout3-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7" style:family="presentation" style:parent-style-name="Master1-Layout3-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8" style:family="presentation" style:parent-style-name="Master1-Layout3-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9" style:family="presentation" style:parent-style-name="Master1-Layout3-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3-obj-Two-Content-subtitle" style:family="presentation">
      <style:graphic-properties draw:stroke="none" draw:fill="none" draw:textarea-vertical-align="middle">
        <text:list-style style:name="Master1-Layout3-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title" style:family="presentation">
      <style:graphic-properties draw:stroke="none" draw:fill="none" draw:textarea-vertical-align="middle">
        <text:list-style style:name="Master1-Layout3-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obj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obj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obj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1" style:family="presentation">
      <style:graphic-properties draw:stroke="none" draw:fill="none" draw:auto-grow-height="false" draw:fit-to-size="shrink-to-fit" style:shrink-to-fit="true">
        <text:list-style style:name="Master1-Layout4-obj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2" style:family="presentation" style:parent-style-name="Master1-Layout4-obj-Title-Only-outline1">
      <style:paragraph-properties fo:margin-top="0.4cm" fo:margin-bottom="0cm"/>
      <style:text-properties fo:font-size="28pt" style:font-size-asian="28pt" style:font-size-complex="28pt"/>
    </style:style>
    <style:style style:name="Master1-Layout4-obj-Title-Only-outline3" style:family="presentation" style:parent-style-name="Master1-Layout4-obj-Title-Only-outline2">
      <style:paragraph-properties fo:margin-top="0.3cm" fo:margin-bottom="0cm"/>
      <style:text-properties fo:font-size="24pt" style:font-size-asian="24pt" style:font-size-complex="24pt"/>
    </style:style>
    <style:style style:name="Master1-Layout4-obj-Title-Only-outline4" style:family="presentation" style:parent-style-name="Master1-Layout4-obj-Title-Only-outline3">
      <style:paragraph-properties fo:margin-top="0.2cm" fo:margin-bottom="0cm"/>
      <style:text-properties fo:font-size="20pt" style:font-size-asian="20pt" style:font-size-complex="20pt"/>
    </style:style>
    <style:style style:name="Master1-Layout4-obj-Title-Only-outline5" style:family="presentation" style:parent-style-name="Master1-Layout4-obj-Title-Only-outline4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6" style:family="presentation" style:parent-style-name="Master1-Layout4-obj-Title-Only-outline5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7" style:family="presentation" style:parent-style-name="Master1-Layout4-obj-Title-Only-outline6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8" style:family="presentation" style:parent-style-name="Master1-Layout4-obj-Title-Only-outline7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9" style:family="presentation" style:parent-style-name="Master1-Layout4-obj-Title-Only-outline8">
      <style:paragraph-properties fo:margin-top="0.1cm" fo:margin-bottom="0cm"/>
      <style:text-properties fo:font-size="20pt" style:font-size-asian="20pt" style:font-size-complex="20pt"/>
    </style:style>
    <style:style style:name="Master1-Layout4-obj-Title-Only-subtitle" style:family="presentation">
      <style:graphic-properties draw:stroke="none" draw:fill="none" draw:textarea-vertical-align="middle">
        <text:list-style style:name="Master1-Layout4-obj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title" style:family="presentation">
      <style:graphic-properties draw:stroke="none" draw:fill="none" draw:textarea-vertical-align="middle">
        <text:list-style style:name="Master1-Layout4-obj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obj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1" style:family="presentation">
      <style:graphic-properties draw:stroke="none" draw:fill="none" draw:auto-grow-height="false" draw:fit-to-size="shrink-to-fit" style:shrink-to-fit="true">
        <text:list-style style:name="Master1-Layout5-obj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2" style:family="presentation" style:parent-style-name="Master1-Layout5-obj-Blank-outline1">
      <style:paragraph-properties fo:margin-top="0.4cm" fo:margin-bottom="0cm"/>
      <style:text-properties fo:font-size="28pt" style:font-size-asian="28pt" style:font-size-complex="28pt"/>
    </style:style>
    <style:style style:name="Master1-Layout5-obj-Blank-outline3" style:family="presentation" style:parent-style-name="Master1-Layout5-obj-Blank-outline2">
      <style:paragraph-properties fo:margin-top="0.3cm" fo:margin-bottom="0cm"/>
      <style:text-properties fo:font-size="24pt" style:font-size-asian="24pt" style:font-size-complex="24pt"/>
    </style:style>
    <style:style style:name="Master1-Layout5-obj-Blank-outline4" style:family="presentation" style:parent-style-name="Master1-Layout5-obj-Blank-outline3">
      <style:paragraph-properties fo:margin-top="0.2cm" fo:margin-bottom="0cm"/>
      <style:text-properties fo:font-size="20pt" style:font-size-asian="20pt" style:font-size-complex="20pt"/>
    </style:style>
    <style:style style:name="Master1-Layout5-obj-Blank-outline5" style:family="presentation" style:parent-style-name="Master1-Layout5-obj-Blank-outline4">
      <style:paragraph-properties fo:margin-top="0.1cm" fo:margin-bottom="0cm"/>
      <style:text-properties fo:font-size="20pt" style:font-size-asian="20pt" style:font-size-complex="20pt"/>
    </style:style>
    <style:style style:name="Master1-Layout5-obj-Blank-outline6" style:family="presentation" style:parent-style-name="Master1-Layout5-obj-Blank-outline5">
      <style:paragraph-properties fo:margin-top="0.1cm" fo:margin-bottom="0cm"/>
      <style:text-properties fo:font-size="20pt" style:font-size-asian="20pt" style:font-size-complex="20pt"/>
    </style:style>
    <style:style style:name="Master1-Layout5-obj-Blank-outline7" style:family="presentation" style:parent-style-name="Master1-Layout5-obj-Blank-outline6">
      <style:paragraph-properties fo:margin-top="0.1cm" fo:margin-bottom="0cm"/>
      <style:text-properties fo:font-size="20pt" style:font-size-asian="20pt" style:font-size-complex="20pt"/>
    </style:style>
    <style:style style:name="Master1-Layout5-obj-Blank-outline8" style:family="presentation" style:parent-style-name="Master1-Layout5-obj-Blank-outline7">
      <style:paragraph-properties fo:margin-top="0.1cm" fo:margin-bottom="0cm"/>
      <style:text-properties fo:font-size="20pt" style:font-size-asian="20pt" style:font-size-complex="20pt"/>
    </style:style>
    <style:style style:name="Master1-Layout5-obj-Blank-outline9" style:family="presentation" style:parent-style-name="Master1-Layout5-obj-Blank-outline8">
      <style:paragraph-properties fo:margin-top="0.1cm" fo:margin-bottom="0cm"/>
      <style:text-properties fo:font-size="20pt" style:font-size-asian="20pt" style:font-size-complex="20pt"/>
    </style:style>
    <style:style style:name="Master1-Layout5-obj-Blank-subtitle" style:family="presentation">
      <style:graphic-properties draw:stroke="none" draw:fill="none" draw:textarea-vertical-align="middle">
        <text:list-style style:name="Master1-Layout5-obj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title" style:family="presentation">
      <style:graphic-properties draw:stroke="none" draw:fill="none" draw:textarea-vertical-align="middle">
        <text:list-style style:name="Master1-Layout5-obj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top" draw:auto-grow-height="true" draw:auto-grow-width="false" fo:min-height="1.058cm" fo:padding-top="0cm" fo:padding-bottom="0cm" fo:padding-left="0cm" fo:padding-right="0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true" draw:auto-grow-width="false" fo:min-height="6.609cm" fo:padding-top="0cm" fo:padding-bottom="0cm" fo:padding-left="0cm" fo:padding-right="0cm" fo:wrap-option="wrap"/>
    </style:style>
    <style:style style:name="Mpr3" style:family="presentation" style:parent-style-name="Master1-Office-Theme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4" style:family="presentation" style:parent-style-name="Master1-Office-Theme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5" style:family="presentation" style:parent-style-name="Master1-Layout1-obj-Title-Slide-title">
      <style:graphic-properties draw:stroke="none" draw:fill="none" draw:textarea-horizontal-align="left" draw:textarea-vertical-align="top" draw:auto-grow-height="true" draw:auto-grow-width="false" fo:min-height="3cm" fo:padding-top="0cm" fo:padding-bottom="0cm" fo:padding-left="0cm" fo:padding-right="0cm" fo:wrap-option="wrap"/>
    </style:style>
    <style:style style:name="Mpr6" style:family="presentation" style:parent-style-name="Master1-Layout1-obj-Title-Slide-subtitle">
      <style:graphic-properties draw:stroke="none" draw:fill="none" draw:textarea-horizontal-align="left" draw:textarea-vertical-align="top" draw:auto-grow-height="true" draw:auto-grow-width="false" fo:min-height="3.572cm" fo:padding-top="0cm" fo:padding-bottom="0cm" fo:padding-left="0cm" fo:padding-right="0cm" fo:wrap-option="wrap"/>
    </style:style>
    <style:style style:name="Mpr7" style:family="presentation" style:parent-style-name="Master1-Layout1-obj-Title-Slide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8" style:family="presentation" style:parent-style-name="Master1-Layout1-obj-Title-Slide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9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058cm" fo:padding-top="0cm" fo:padding-bottom="0cm" fo:padding-left="0cm" fo:padding-right="0cm" fo:wrap-option="wrap"/>
    </style:style>
    <style:style style:name="Mpr10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6.609cm" fo:padding-top="0cm" fo:padding-bottom="0cm" fo:padding-left="0cm" fo:padding-right="0cm" fo:wrap-option="wrap"/>
    </style:style>
    <style:style style:name="Mpr11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13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1.058cm" fo:padding-top="0cm" fo:padding-bottom="0cm" fo:padding-left="0cm" fo:padding-right="0cm" fo:wrap-option="wrap"/>
    </style:style>
    <style:style style:name="Mpr14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9.43cm" fo:padding-top="0cm" fo:padding-bottom="0cm" fo:padding-left="0cm" fo:padding-right="0cm" fo:wrap-option="wrap"/>
    </style:style>
    <style:style style:name="Mpr15" style:family="presentation" style:parent-style-name="Master1-Layout3-obj-Two-Content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16" style:family="presentation" style:parent-style-name="Master1-Layout3-obj-Two-Content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17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058cm" fo:padding-top="0cm" fo:padding-bottom="0cm" fo:padding-left="0cm" fo:padding-right="0cm" fo:wrap-option="wrap"/>
    </style:style>
    <style:style style:name="Mpr18" style:family="presentation" style:parent-style-name="Master1-Layout4-obj-Title-Only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19" style:family="presentation" style:parent-style-name="Master1-Layout4-obj-Title-Only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20" style:family="presentation" style:parent-style-name="Master1-Layout5-obj-Blank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21" style:family="presentation" style:parent-style-name="Master1-Layout5-obj-Blank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Office-Theme" style:page-layout-name="PM1" draw:style-name="Mdp1">
      <draw:frame draw:name="Holder 2" presentation:style-name="Mpr1" draw:text-style-name="MP5" draw:layer="backgroundobjects" svg:width="23.091cm" svg:height="1.058cm" svg:x="1.154cm" svg:y="0.573cm" presentation:class="title">
        <draw:text-box>
          <text:p/>
        </draw:text-box>
      </draw:frame>
      <draw:frame draw:name="Holder 3" presentation:style-name="Mpr2" draw:text-style-name="MP5" draw:layer="backgroundobjects" svg:width="23.069cm" svg:height="6.609cm" svg:x="1.165cm" svg:y="3.036cm" presentation:class="outline">
        <draw:text-box>
          <text:p/>
        </draw:text-box>
      </draw:frame>
      <draw:frame draw:name="Holder 4" presentation:style-name="Mpr3" draw:text-style-name="MP5" draw:layer="backgroundobjects" svg:width="8.128cm" svg:height="1.017cm" svg:x="8.636cm" svg:y="13.287cm" presentation:class="footer">
        <draw:text-box>
          <text:p/>
        </draw:text-box>
      </draw:frame>
      <draw:frame draw:name="Holder 5" presentation:style-name="Mpr4" draw:text-style-name="MP5" draw:layer="backgroundobjects" svg:width="5.842cm" svg:height="0.763cm" svg:x="1.27cm" svg:y="13.287cm" presentation:class="date-time">
        <draw:text-box>
          <text:p text:style-name="MP6"><text:span text:style-name="MT2"><text:date style:data-style-name="D1" text:date-value="2019-07-19">7/19/19</text:date></text:span></text:p>
        </draw:text-box>
      </draw:frame>
      <draw:frame draw:name="Holder 6" presentation:style-name="Mpr4" draw:text-style-name="MP5" draw:layer="backgroundobjects" svg:width="5.842cm" svg:height="0.763cm" svg:x="18.288cm" svg:y="13.287cm" presentation:class="page-number">
        <draw:text-box>
          <text:p text:style-name="MP7"><text:span text:style-name="MT3"><text:page-number>&lt;número&gt;</text:page-number></text:span></text:p>
        </draw:text-box>
      </draw:frame>
      <presentation:notes style:page-layout-name="PM1"/>
    </style:master-page>
    <style:master-page style:name="Master1-Layout1-obj-Title-Slide" style:page-layout-name="PM1" draw:style-name="Mdp1">
      <draw:frame draw:name="Holder 2" presentation:style-name="Mpr5" draw:text-style-name="MP5" draw:layer="backgroundobjects" svg:width="21.59cm" svg:height="3cm" svg:x="1.905cm" svg:y="4.429cm" presentation:class="title">
        <draw:text-box>
          <text:p/>
        </draw:text-box>
      </draw:frame>
      <draw:frame draw:name="Holder 3" presentation:style-name="Mpr6" draw:text-style-name="MP5" draw:layer="backgroundobjects" svg:width="17.78cm" svg:height="3.572cm" svg:x="3.81cm" svg:y="8.001cm" presentation:class="subtitle">
        <draw:text-box>
          <text:p/>
        </draw:text-box>
      </draw:frame>
      <draw:frame draw:name="Holder 4" presentation:style-name="Mpr7" draw:text-style-name="MP5" draw:layer="backgroundobjects" svg:width="8.128cm" svg:height="1.017cm" svg:x="8.636cm" svg:y="13.287cm" presentation:class="footer">
        <draw:text-box>
          <text:p/>
        </draw:text-box>
      </draw:frame>
      <draw:frame draw:name="Holder 5" presentation:style-name="Mpr8" draw:text-style-name="MP5" draw:layer="backgroundobjects" svg:width="5.842cm" svg:height="0.763cm" svg:x="1.27cm" svg:y="13.287cm" presentation:class="date-time">
        <draw:text-box>
          <text:p text:style-name="MP6"><text:span text:style-name="MT2"><text:date style:data-style-name="D1" text:date-value="2019-07-19">7/19/19</text:date></text:span></text:p>
        </draw:text-box>
      </draw:frame>
      <draw:frame draw:name="Holder 6" presentation:style-name="Mpr8" draw:text-style-name="MP5" draw:layer="backgroundobjects" svg:width="5.842cm" svg:height="0.763cm" svg:x="18.288cm" svg:y="13.287cm" presentation:class="page-number">
        <draw:text-box>
          <text:p text:style-name="MP7"><text:span text:style-name="MT3"><text:page-number>&lt;número&gt;</text:page-number></text:span></text:p>
        </draw:text-box>
      </draw:frame>
      <draw:frame presentation:style-name="Master1-Layout1-obj-Title-Slide-outline1" draw:layer="backgroundobjects" svg:width="22.859cm" svg:height="8.285cm" svg:x="1.27cm" svg:y="3.343cm" presentation:class="outline" presentation:placeholder="true">
        <draw:text-box/>
      </draw:frame>
      <presentation:notes style:page-layout-name="PM1">
        <draw:page-thumbnail presentation:style-name="Master1-Layout1-obj-Title-Slide-title" draw:layer="backgroundobjects" svg:width="9.522cm" svg:height="5.356cm" svg:x="7.938cm" svg:y="1.085cm" presentation:class="page"/>
        <draw:frame presentation:style-name="Master1-Layout1-obj-Title-Slide-notes" draw:layer="backgroundobjects" svg:width="20.319cm" svg:height="6.428cm" svg:x="2.54cm" svg:y="6.786cm" presentation:class="notes" presentation:placeholder="true">
          <draw:text-box/>
        </draw:frame>
      </presentation:notes>
    </style:master-page>
    <style:master-page style:name="Master1-Layout2-obj-Title-and-Content" style:page-layout-name="PM1" draw:style-name="Mdp1">
      <draw:frame draw:name="Holder 2" presentation:style-name="Mpr9" draw:text-style-name="MP5" draw:layer="backgroundobjects" svg:width="23.091cm" svg:height="1.058cm" svg:x="1.154cm" svg:y="0.573cm" presentation:class="title">
        <draw:text-box>
          <text:p/>
        </draw:text-box>
      </draw:frame>
      <draw:frame draw:name="Holder 3" presentation:style-name="Mpr10" draw:text-style-name="MP5" draw:layer="backgroundobjects" svg:width="23.069cm" svg:height="6.609cm" svg:x="1.165cm" svg:y="3.036cm" presentation:class="outline">
        <draw:text-box>
          <text:p/>
        </draw:text-box>
      </draw:frame>
      <draw:frame draw:name="Holder 4" presentation:style-name="Mpr11" draw:text-style-name="MP5" draw:layer="backgroundobjects" svg:width="8.128cm" svg:height="1.017cm" svg:x="8.636cm" svg:y="13.287cm" presentation:class="footer">
        <draw:text-box>
          <text:p/>
        </draw:text-box>
      </draw:frame>
      <draw:frame draw:name="Holder 5" presentation:style-name="Mpr12" draw:text-style-name="MP5" draw:layer="backgroundobjects" svg:width="5.842cm" svg:height="0.763cm" svg:x="1.27cm" svg:y="13.287cm" presentation:class="date-time">
        <draw:text-box>
          <text:p text:style-name="MP6"><text:span text:style-name="MT2"><text:date style:data-style-name="D1" text:date-value="2019-07-19">7/19/19</text:date></text:span></text:p>
        </draw:text-box>
      </draw:frame>
      <draw:frame draw:name="Holder 6" presentation:style-name="Mpr12" draw:text-style-name="MP5" draw:layer="backgroundobjects" svg:width="5.842cm" svg:height="0.763cm" svg:x="18.288cm" svg:y="13.287cm" presentation:class="page-number">
        <draw:text-box>
          <text:p text:style-name="MP7"><text:span text:style-name="MT3"><text:page-number>&lt;número&gt;</text:page-number></text:span></text:p>
        </draw:text-box>
      </draw:frame>
      <presentation:notes style:page-layout-name="PM1">
        <draw:page-thumbnail presentation:style-name="Master1-Layout2-obj-Title-and-Content-title" draw:layer="backgroundobjects" svg:width="0.001cm" svg:height="0.001cm" svg:x="0cm" svg:y="1.085cm" presentation:class="page"/>
        <draw:frame presentation:style-name="Master1-Layout2-obj-Title-and-Content-notes" draw:layer="backgroundobjects" svg:width="20.319cm" svg:height="6.428cm" svg:x="2.54cm" svg:y="6.786cm" presentation:class="notes" presentation:placeholder="true">
          <draw:text-box/>
        </draw:frame>
      </presentation:notes>
    </style:master-page>
    <style:master-page style:name="Master1-Layout3-obj-Two-Content" style:page-layout-name="PM1" draw:style-name="Mdp1">
      <draw:frame draw:name="Holder 2" presentation:style-name="Mpr13" draw:text-style-name="MP5" draw:layer="backgroundobjects" svg:width="23.091cm" svg:height="1.058cm" svg:x="1.154cm" svg:y="0.573cm" presentation:class="title">
        <draw:text-box>
          <text:p/>
        </draw:text-box>
      </draw:frame>
      <draw:frame draw:name="Holder 3" presentation:style-name="Mpr14" draw:text-style-name="MP5" draw:layer="backgroundobjects" svg:width="11.049cm" svg:height="9.43cm" svg:x="1.27cm" svg:y="3.286cm" presentation:class="title">
        <draw:text-box>
          <text:p/>
        </draw:text-box>
      </draw:frame>
      <draw:frame draw:name="Holder 4" presentation:style-name="Mpr14" draw:text-style-name="MP5" draw:layer="backgroundobjects" svg:width="11.049cm" svg:height="9.43cm" svg:x="13.081cm" svg:y="3.286cm" presentation:class="title">
        <draw:text-box>
          <text:p/>
        </draw:text-box>
      </draw:frame>
      <draw:frame draw:name="Holder 5" presentation:style-name="Mpr15" draw:text-style-name="MP5" draw:layer="backgroundobjects" svg:width="8.128cm" svg:height="1.017cm" svg:x="8.636cm" svg:y="13.287cm" presentation:class="footer">
        <draw:text-box>
          <text:p/>
        </draw:text-box>
      </draw:frame>
      <draw:frame draw:name="Holder 6" presentation:style-name="Mpr16" draw:text-style-name="MP5" draw:layer="backgroundobjects" svg:width="5.842cm" svg:height="0.763cm" svg:x="1.27cm" svg:y="13.287cm" presentation:class="date-time">
        <draw:text-box>
          <text:p text:style-name="MP6"><text:span text:style-name="MT2"><text:date style:data-style-name="D1" text:date-value="2019-07-19">7/19/19</text:date></text:span></text:p>
        </draw:text-box>
      </draw:frame>
      <draw:frame draw:name="Holder 7" presentation:style-name="Mpr16" draw:text-style-name="MP5" draw:layer="backgroundobjects" svg:width="5.842cm" svg:height="0.763cm" svg:x="18.288cm" svg:y="13.287cm" presentation:class="page-number">
        <draw:text-box>
          <text:p text:style-name="MP7"><text:span text:style-name="MT3"><text:page-number>&lt;número&gt;</text:page-number></text:span></text:p>
        </draw:text-box>
      </draw:frame>
      <presentation:notes style:page-layout-name="PM1"/>
    </style:master-page>
    <style:master-page style:name="Master1-Layout4-obj-Title-Only" style:page-layout-name="PM1" draw:style-name="Mdp1">
      <draw:frame draw:name="Holder 2" presentation:style-name="Mpr17" draw:text-style-name="MP5" draw:layer="backgroundobjects" svg:width="23.091cm" svg:height="1.058cm" svg:x="1.154cm" svg:y="0.573cm" presentation:class="title">
        <draw:text-box>
          <text:p/>
        </draw:text-box>
      </draw:frame>
      <draw:frame draw:name="Holder 3" presentation:style-name="Mpr18" draw:text-style-name="MP5" draw:layer="backgroundobjects" svg:width="8.128cm" svg:height="1.017cm" svg:x="8.636cm" svg:y="13.287cm" presentation:class="footer">
        <draw:text-box>
          <text:p/>
        </draw:text-box>
      </draw:frame>
      <draw:frame draw:name="Holder 4" presentation:style-name="Mpr19" draw:text-style-name="MP5" draw:layer="backgroundobjects" svg:width="5.842cm" svg:height="0.763cm" svg:x="1.27cm" svg:y="13.287cm" presentation:class="date-time">
        <draw:text-box>
          <text:p text:style-name="MP6"><text:span text:style-name="MT2"><text:date style:data-style-name="D1" text:date-value="2019-07-19">7/19/19</text:date></text:span></text:p>
        </draw:text-box>
      </draw:frame>
      <draw:frame draw:name="Holder 5" presentation:style-name="Mpr19" draw:text-style-name="MP5" draw:layer="backgroundobjects" svg:width="5.842cm" svg:height="0.763cm" svg:x="18.288cm" svg:y="13.287cm" presentation:class="page-number">
        <draw:text-box>
          <text:p text:style-name="MP7"><text:span text:style-name="MT3"><text:page-number>&lt;número&gt;</text:page-number></text:span></text:p>
        </draw:text-box>
      </draw:frame>
      <draw:frame presentation:style-name="Master1-Layout4-obj-Title-Only-outline1" draw:layer="backgroundobjects" svg:width="22.859cm" svg:height="8.285cm" svg:x="1.27cm" svg:y="3.343cm" presentation:class="outline" presentation:placeholder="true">
        <draw:text-box/>
      </draw:frame>
      <presentation:notes style:page-layout-name="PM1">
        <draw:page-thumbnail presentation:style-name="Master1-Layout4-obj-Title-Only-title" draw:layer="backgroundobjects" svg:width="0.001cm" svg:height="0.001cm" svg:x="0cm" svg:y="1.085cm" presentation:class="page"/>
        <draw:frame presentation:style-name="Master1-Layout4-obj-Title-Only-notes" draw:layer="backgroundobjects" svg:width="20.319cm" svg:height="6.428cm" svg:x="2.54cm" svg:y="6.786cm" presentation:class="notes" presentation:placeholder="true">
          <draw:text-box/>
        </draw:frame>
      </presentation:notes>
    </style:master-page>
    <style:master-page style:name="Master1-Layout5-obj-Blank" style:page-layout-name="PM1" draw:style-name="Mdp1">
      <draw:frame draw:name="Holder 2" presentation:style-name="Mpr20" draw:text-style-name="MP5" draw:layer="backgroundobjects" svg:width="8.128cm" svg:height="1.017cm" svg:x="8.636cm" svg:y="13.287cm" presentation:class="footer">
        <draw:text-box>
          <text:p/>
        </draw:text-box>
      </draw:frame>
      <draw:frame draw:name="Holder 3" presentation:style-name="Mpr21" draw:text-style-name="MP5" draw:layer="backgroundobjects" svg:width="5.842cm" svg:height="0.763cm" svg:x="1.27cm" svg:y="13.287cm" presentation:class="date-time">
        <draw:text-box>
          <text:p text:style-name="MP6"><text:span text:style-name="MT2"><text:date style:data-style-name="D1" text:date-value="2019-07-19">7/19/19</text:date></text:span></text:p>
        </draw:text-box>
      </draw:frame>
      <draw:frame draw:name="Holder 4" presentation:style-name="Mpr21" draw:text-style-name="MP5" draw:layer="backgroundobjects" svg:width="5.842cm" svg:height="0.763cm" svg:x="18.288cm" svg:y="13.287cm" presentation:class="page-number">
        <draw:text-box>
          <text:p text:style-name="MP7"><text:span text:style-name="MT3"><text:page-number>&lt;número&gt;</text:page-number></text:span></text:p>
        </draw:text-box>
      </draw:frame>
      <draw:frame presentation:style-name="Master1-Layout5-obj-Blank-title" draw:layer="backgroundobjects" svg:width="22.859cm" svg:height="2.384cm" svg:x="1.27cm" svg:y="0.57cm" presentation:class="title" presentation:placeholder="true">
        <draw:text-box/>
      </draw:frame>
      <draw:frame presentation:style-name="Master1-Layout5-obj-Blank-outline1" draw:layer="backgroundobjects" svg:width="22.859cm" svg:height="8.285cm" svg:x="1.27cm" svg:y="3.343cm" presentation:class="outline" presentation:placeholder="true">
        <draw:text-box/>
      </draw:frame>
      <presentation:notes style:page-layout-name="PM1">
        <draw:page-thumbnail presentation:style-name="Master1-Layout5-obj-Blank-title" draw:layer="backgroundobjects" svg:width="9.522cm" svg:height="5.356cm" svg:x="7.938cm" svg:y="1.085cm" presentation:class="page"/>
        <draw:frame presentation:style-name="Master1-Layout5-obj-Blank-notes" draw:layer="backgroundobjects" svg:width="20.319cm" svg:height="6.428cm" svg:x="2.54cm" svg:y="6.78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-Präsentation</dc:title>
    <meta:initial-creator>Online2PDF.com</meta:initial-creator>
    <meta:creation-date>2019-07-16T08:31:28Z</meta:creation-date>
    <dc:date>2019-07-19T10:28:33.197308385</dc:date>
    <meta:editing-cycles>15</meta:editing-cycles>
    <meta:editing-duration>PT31M47S</meta:editing-duration>
    <meta:document-statistic meta:object-count="88"/>
    <meta:user-defined meta:name="Created" meta:value-type="date">2019-07-16T00:00:00Z</meta:user-defined>
    <meta:user-defined meta:name="LastSaved" meta:value-type="date">2019-07-16T00:00:00Z</meta:user-defined>
  </office:meta>
</office:document-meta>
</file>